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16464f" style:text-blinking="false" fo:background-color="transparent" style:font-size-asian="13pt" style:font-style-asian="italic" style:font-size-complex="13pt" style:font-style-complex="italic"/>
    </style:style>
    <style:style style:name="P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6ded64" style:text-blinking="false" fo:background-color="transparent" style:font-size-asian="13pt" style:font-style-asian="italic" style:font-size-complex="13pt" style:font-style-complex="italic"/>
    </style:style>
    <style:style style:name="P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6f809d" style:text-blinking="false" fo:background-color="transparent" style:font-size-asian="13pt" style:font-style-asian="italic" style:font-size-complex="13pt" style:font-style-complex="italic"/>
    </style:style>
    <style:style style:name="P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74e0c9" style:text-blinking="false" fo:background-color="transparent" style:font-size-asian="13pt" style:font-style-asian="italic" style:font-size-complex="13pt" style:font-style-complex="italic"/>
    </style:style>
    <style:style style:name="P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7c0336" style:text-blinking="false" fo:background-color="transparent" style:font-size-asian="13pt" style:font-style-asian="italic" style:font-size-complex="13pt" style:font-style-complex="italic"/>
    </style:style>
    <style:style style:name="P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986580" style:text-blinking="false" fo:background-color="transparent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1348b25" style:text-blinking="false" fo:background-color="transparent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1a534b" style:text-blinking="false" fo:background-color="transparent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29588" style:text-blinking="false" fo:background-color="transparent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2d78c" style:text-blinking="false" fo:background-color="transparent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2ec96" style:text-blinking="false" fo:background-color="transparent" style:font-size-asian="13pt" style:font-style-asian="italic" style:font-size-complex="13pt" style:font-style-complex="italic"/>
    </style:style>
    <style:style style:name="P1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7c2c3" style:text-blinking="false" fo:background-color="transparent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93ca6" style:text-blinking="false" fo:background-color="transparent" style:font-size-asian="13pt" style:font-style-asian="italic" style:font-size-complex="13pt" style:font-style-complex="italic"/>
    </style:style>
    <style:style style:name="P1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a8b5f" style:text-blinking="false" fo:background-color="transparent" style:font-size-asian="13pt" style:font-style-asian="italic" style:font-size-complex="13pt" style:font-style-complex="italic"/>
    </style:style>
    <style:style style:name="P1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2c15d9" style:text-blinking="false" fo:background-color="transparent" style:font-size-asian="13pt" style:font-style-asian="italic" style:font-size-complex="13pt" style:font-style-complex="italic"/>
    </style:style>
    <style:style style:name="P1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3be370" style:text-blinking="false" fo:background-color="transparent" style:font-size-asian="13pt" style:font-style-asian="italic" style:font-size-complex="13pt" style:font-style-complex="italic"/>
    </style:style>
    <style:style style:name="P1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308b7f" style:text-blinking="false" fo:background-color="transparent" style:font-size-asian="13pt" style:font-style-asian="italic" style:font-size-complex="13pt" style:font-style-complex="italic"/>
    </style:style>
    <style:style style:name="P1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a77c84" style:text-blinking="false" fo:background-color="transparent" style:font-size-asian="13pt" style:font-style-asian="italic" style:font-size-complex="13pt" style:font-style-complex="italic"/>
    </style:style>
    <style:style style:name="P1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daf7fa" style:text-blinking="false" fo:background-color="transparent" style:font-size-asian="13pt" style:font-style-asian="italic" style:font-size-complex="13pt" style:font-style-complex="italic"/>
    </style:style>
    <style:style style:name="P2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a534b" officeooo:paragraph-rsid="0016464f" style:text-blinking="false" fo:background-color="transparent" style:font-size-asian="13pt" style:font-style-asian="italic" style:font-size-complex="13pt" style:font-style-complex="italic"/>
    </style:style>
    <style:style style:name="P2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22ec96" style:text-blinking="false" fo:background-color="transparent" style:font-size-asian="13pt" style:font-style-asian="italic" style:font-size-complex="13pt" style:font-style-complex="italic"/>
    </style:style>
    <style:style style:name="P2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27c2c3" style:text-blinking="false" fo:background-color="transparent" style:font-size-asian="13pt" style:font-style-asian="italic" style:font-size-complex="13pt" style:font-style-complex="italic"/>
    </style:style>
    <style:style style:name="P2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293ca6" style:text-blinking="false" fo:background-color="transparent" style:font-size-asian="13pt" style:font-style-asian="italic" style:font-size-complex="13pt" style:font-style-complex="italic"/>
    </style:style>
    <style:style style:name="P2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2a8b5f" style:text-blinking="false" fo:background-color="transparent" style:font-size-asian="13pt" style:font-style-asian="italic" style:font-size-complex="13pt" style:font-style-complex="italic"/>
    </style:style>
    <style:style style:name="P2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78c18a" style:text-blinking="false" fo:background-color="transparent" style:font-size-asian="13pt" style:font-style-asian="italic" style:font-size-complex="13pt" style:font-style-complex="italic"/>
    </style:style>
    <style:style style:name="P2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a52d49" style:text-blinking="false" fo:background-color="transparent" style:font-size-asian="13pt" style:font-style-asian="italic" style:font-size-complex="13pt" style:font-style-complex="italic"/>
    </style:style>
    <style:style style:name="P2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b8c18a" style:text-blinking="false" fo:background-color="transparent" style:font-size-asian="13pt" style:font-style-asian="italic" style:font-size-complex="13pt" style:font-style-complex="italic"/>
    </style:style>
    <style:style style:name="P2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308b7f" style:text-blinking="false" fo:background-color="transparent" style:font-size-asian="13pt" style:font-style-asian="italic" style:font-size-complex="13pt" style:font-style-complex="italic"/>
    </style:style>
    <style:style style:name="P2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c8bc4a" style:text-blinking="false" fo:background-color="transparent" style:font-size-asian="13pt" style:font-style-asian="italic" style:font-size-complex="13pt" style:font-style-complex="italic"/>
    </style:style>
    <style:style style:name="P3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daf7fa" style:text-blinking="false" fo:background-color="transparent" style:font-size-asian="13pt" style:font-style-asian="italic" style:font-size-complex="13pt" style:font-style-complex="italic"/>
    </style:style>
    <style:style style:name="P3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e15e89" style:text-blinking="false" fo:background-color="transparent" style:font-size-asian="13pt" style:font-style-asian="italic" style:font-size-complex="13pt" style:font-style-complex="italic"/>
    </style:style>
    <style:style style:name="P3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27c2c3" style:text-blinking="false" fo:background-color="transparent" style:font-size-asian="13pt" style:font-style-asian="italic" style:font-size-complex="13pt" style:font-style-complex="italic"/>
    </style:style>
    <style:style style:name="P3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293ca6" style:text-blinking="false" fo:background-color="transparent" style:font-size-asian="13pt" style:font-style-asian="italic" style:font-size-complex="13pt" style:font-style-complex="italic"/>
    </style:style>
    <style:style style:name="P3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2a8b5f" style:text-blinking="false" fo:background-color="transparent" style:font-size-asian="13pt" style:font-style-asian="italic" style:font-size-complex="13pt" style:font-style-complex="italic"/>
    </style:style>
    <style:style style:name="P3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3be370" style:text-blinking="false" fo:background-color="transparent" style:font-size-asian="13pt" style:font-style-asian="italic" style:font-size-complex="13pt" style:font-style-complex="italic"/>
    </style:style>
    <style:style style:name="P3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22ec96" style:text-blinking="false" fo:background-color="transparent" style:font-size-asian="13pt" style:font-style-asian="italic" style:font-size-complex="13pt" style:font-style-complex="italic"/>
    </style:style>
    <style:style style:name="P3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78c18a" style:text-blinking="false" fo:background-color="transparent" style:font-size-asian="13pt" style:font-style-asian="italic" style:font-size-complex="13pt" style:font-style-complex="italic"/>
    </style:style>
    <style:style style:name="P3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308b7f" style:text-blinking="false" fo:background-color="transparent" style:font-size-asian="13pt" style:font-style-asian="italic" style:font-size-complex="13pt" style:font-style-complex="italic"/>
    </style:style>
    <style:style style:name="P3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daf7fa" style:text-blinking="false" fo:background-color="transparent" style:font-size-asian="13pt" style:font-style-asian="italic" style:font-size-complex="13pt" style:font-style-complex="italic"/>
    </style:style>
    <style:style style:name="P4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c15d9" officeooo:paragraph-rsid="002c15d9" style:text-blinking="false" fo:background-color="transparent" style:font-size-asian="13pt" style:font-style-asian="italic" style:font-size-complex="13pt" style:font-style-complex="italic"/>
    </style:style>
    <style:style style:name="P4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4a7671" style:text-blinking="false" fo:background-color="transparent" style:font-size-asian="13pt" style:font-style-asian="italic" style:font-size-complex="13pt" style:font-style-complex="italic"/>
    </style:style>
    <style:style style:name="P4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71ceab" style:text-blinking="false" fo:background-color="transparent" style:font-size-asian="13pt" style:font-style-asian="italic" style:font-size-complex="13pt" style:font-style-complex="italic"/>
    </style:style>
    <style:style style:name="P4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72e5ee" style:text-blinking="false" fo:background-color="transparent" style:font-size-asian="13pt" style:font-style-asian="italic" style:font-size-complex="13pt" style:font-style-complex="italic"/>
    </style:style>
    <style:style style:name="P4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78c18a" style:text-blinking="false" fo:background-color="transparent" style:font-size-asian="13pt" style:font-style-asian="italic" style:font-size-complex="13pt" style:font-style-complex="italic"/>
    </style:style>
    <style:style style:name="P4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7b3377" style:text-blinking="false" fo:background-color="transparent" style:font-size-asian="13pt" style:font-style-asian="italic" style:font-size-complex="13pt" style:font-style-complex="italic"/>
    </style:style>
    <style:style style:name="P4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7ed0c5" style:text-blinking="false" fo:background-color="transparent" style:font-size-asian="13pt" style:font-style-asian="italic" style:font-size-complex="13pt" style:font-style-complex="italic"/>
    </style:style>
    <style:style style:name="P4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824771" style:text-blinking="false" fo:background-color="transparent" style:font-size-asian="13pt" style:font-style-asian="italic" style:font-size-complex="13pt" style:font-style-complex="italic"/>
    </style:style>
    <style:style style:name="P4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ab662d" style:text-blinking="false" fo:background-color="transparent" style:font-size-asian="13pt" style:font-style-asian="italic" style:font-size-complex="13pt" style:font-style-complex="italic"/>
    </style:style>
    <style:style style:name="P4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bbca9d" style:text-blinking="false" fo:background-color="transparent" style:font-size-asian="13pt" style:font-style-asian="italic" style:font-size-complex="13pt" style:font-style-complex="italic"/>
    </style:style>
    <style:style style:name="P5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7f3b5b" style:text-blinking="false" fo:background-color="transparent" style:font-size-asian="13pt" style:font-style-asian="italic" style:font-size-complex="13pt" style:font-style-complex="italic"/>
    </style:style>
    <style:style style:name="P5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a55bf" officeooo:paragraph-rsid="006f809d" style:text-blinking="false" fo:background-color="transparent" style:font-size-asian="13pt" style:font-style-asian="italic" style:font-size-complex="13pt" style:font-style-complex="italic"/>
    </style:style>
    <style:style style:name="P5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765b9d" officeooo:paragraph-rsid="00765b9d" style:text-blinking="false" fo:background-color="transparent" style:font-size-asian="13pt" style:font-style-asian="italic" style:font-size-complex="13pt" style:font-style-complex="italic"/>
    </style:style>
    <style:style style:name="P5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7ed0c5" style:text-blinking="false" fo:background-color="transparent" style:font-size-asian="13pt" style:font-style-asian="italic" style:font-size-complex="13pt" style:font-style-complex="italic"/>
    </style:style>
    <style:style style:name="P5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824771" style:text-blinking="false" fo:background-color="transparent" style:font-size-asian="13pt" style:font-style-asian="italic" style:font-size-complex="13pt" style:font-style-complex="italic"/>
    </style:style>
    <style:style style:name="P5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a405f7" style:text-blinking="false" fo:background-color="transparent" style:font-size-asian="13pt" style:font-style-asian="italic" style:font-size-complex="13pt" style:font-style-complex="italic"/>
    </style:style>
    <style:style style:name="P5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a45bae" style:text-blinking="false" fo:background-color="transparent" style:font-size-asian="13pt" style:font-style-asian="italic" style:font-size-complex="13pt" style:font-style-complex="italic"/>
    </style:style>
    <style:style style:name="P5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a85116" style:text-blinking="false" fo:background-color="transparent" style:font-size-asian="13pt" style:font-style-asian="italic" style:font-size-complex="13pt" style:font-style-complex="italic"/>
    </style:style>
    <style:style style:name="P5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abce00" style:text-blinking="false" fo:background-color="transparent" style:font-size-asian="13pt" style:font-style-asian="italic" style:font-size-complex="13pt" style:font-style-complex="italic"/>
    </style:style>
    <style:style style:name="P5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14298f1" style:text-blinking="false" fo:background-color="transparent" style:font-size-asian="13pt" style:font-style-asian="italic" style:font-size-complex="13pt" style:font-style-complex="italic"/>
    </style:style>
    <style:style style:name="P6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e087dc" officeooo:paragraph-rsid="00e15e89" style:text-blinking="false" fo:background-color="transparent" style:font-size-asian="13pt" style:font-style-asian="italic" style:font-size-complex="13pt" style:font-style-complex="italic"/>
    </style:style>
    <style:style style:name="P6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a8b5f" officeooo:paragraph-rsid="002c15d9" style:text-blinking="false" fo:background-color="transparent" style:font-size-asian="13pt" style:font-style-asian="italic" style:font-size-complex="13pt" style:font-style-complex="italic"/>
    </style:style>
    <style:style style:name="P6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fe68bd" officeooo:paragraph-rsid="00fe68bd" style:text-blinking="false" fo:background-color="transparent" style:font-size-asian="13pt" style:font-style-asian="italic" style:font-size-complex="13pt" style:font-style-complex="italic"/>
    </style:style>
    <style:style style:name="P6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fe68bd" officeooo:paragraph-rsid="01085ca5" style:text-blinking="false" fo:background-color="transparent" style:font-size-asian="13pt" style:font-style-asian="italic" style:font-size-complex="13pt" style:font-style-complex="italic"/>
    </style:style>
    <style:style style:name="P6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afe563" officeooo:paragraph-rsid="00afe563" style:text-blinking="false" fo:background-color="transparent" style:font-size-asian="13pt" style:font-style-asian="italic" style:font-size-complex="13pt" style:font-style-complex="italic"/>
    </style:style>
    <style:style style:name="P6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16464f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5aa168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8d2686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93a065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09f8ce" officeooo:paragraph-rsid="00bfdf66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19e8be" officeooo:paragraph-rsid="0016464f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2a8b5f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4959a" officeooo:paragraph-rsid="002c15d9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c15d9" officeooo:paragraph-rsid="002c15d9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cfeaf" officeooo:paragraph-rsid="002cfeaf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31d86b" officeooo:paragraph-rsid="0031d86b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50a3d2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bbca9d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c82bd0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79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d4bfb" officeooo:paragraph-rsid="00daf7fa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0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ab662d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1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abce00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2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4836ca" officeooo:paragraph-rsid="00bbca9d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3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afe563" officeooo:paragraph-rsid="00afe563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4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d78c" officeooo:paragraph-rsid="00daf7fa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5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308b7f" officeooo:paragraph-rsid="00dca312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6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22ec96" officeooo:paragraph-rsid="002c15d9" style:text-blinking="false" fo:background-color="#ff3333" style:font-size-asian="13pt" style:font-style-asian="italic" style:font-size-complex="13pt" style:font-style-complex="italic"/>
    </style:style>
    <style:style style:name="P87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normal" style:text-underline-style="none" fo:font-weight="normal" officeooo:rsid="001232e9" officeooo:paragraph-rsid="0016464f" style:text-blinking="false" fo:background-color="transparent" style:font-size-asian="13pt" style:font-style-asian="normal" style:font-size-complex="13pt" style:font-style-complex="normal"/>
    </style:style>
    <style:style style:name="P88" style:family="paragraph" style:parent-style-name="Standard">
      <style:text-properties fo:font-variant="normal" fo:text-transform="none" fo:color="#006666" style:text-line-through-style="none" style:text-line-through-type="none" style:font-name="Liberation Serif" fo:font-size="13pt" fo:font-style="normal" style:text-underline-style="none" fo:font-weight="normal" officeooo:rsid="001bde3f" officeooo:paragraph-rsid="008d2686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96bd1" officeooo:paragraph-rsid="0016464f" style:text-blinking="false" fo:background-color="transparent" style:font-size-asian="13pt" style:font-style-asian="normal" style:font-size-complex="13pt" style:font-style-complex="normal"/>
    </style:style>
    <style:style style:name="P9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eb505d" officeooo:paragraph-rsid="00eb505d" style:text-blinking="false" fo:background-color="transparent" style:font-size-asian="13pt" style:font-style-asian="normal" style:font-size-complex="13pt" style:font-style-complex="normal"/>
    </style:style>
    <style:style style:name="P9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fe07e7" officeooo:paragraph-rsid="00fe07e7" style:text-blinking="false" fo:background-color="transparent" style:font-size-asian="13pt" style:font-style-asian="normal" style:font-size-complex="13pt" style:font-style-complex="normal"/>
    </style:style>
    <style:style style:name="P9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948b6" officeooo:paragraph-rsid="0016464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98237" officeooo:paragraph-rsid="0016464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a1111" officeooo:paragraph-rsid="0016464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16464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35187a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8d2686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93a06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bfdf66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c0a4c9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d1953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9f8ce" officeooo:paragraph-rsid="007b3377" style:text-blinking="false" fo:background-color="transparent" style:font-size-asian="13pt" style:font-size-complex="13pt"/>
    </style:style>
    <style:style style:name="P10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0091a27" officeooo:paragraph-rsid="0016464f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0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117654c" officeooo:paragraph-rsid="01195e3c" style:text-blinking="false" fo:background-color="#cccccc" style:font-size-asian="13pt" style:font-style-asian="normal" style:font-weight-asian="bold" style:font-size-complex="13pt" style:font-style-complex="normal" style:font-weight-complex="bold"/>
    </style:style>
    <style:style style:name="P10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117654c" officeooo:paragraph-rsid="011a1126" style:text-blinking="false" fo:background-color="#cccccc" style:font-size-asian="13pt" style:font-style-asian="normal" style:font-weight-asian="bold" style:font-size-complex="13pt" style:font-style-complex="normal" style:font-weight-complex="bold"/>
    </style:style>
    <style:style style:name="P10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117654c" officeooo:paragraph-rsid="011a403d" style:text-blinking="false" fo:background-color="#cccccc" style:font-size-asian="13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0091a27" officeooo:paragraph-rsid="0016464f" style:text-blinking="false" fo:background-color="#cccccc" style:font-size-asian="13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solid" style:text-underline-width="auto" style:text-underline-color="font-color" fo:font-weight="bold" officeooo:rsid="011a1126" officeooo:paragraph-rsid="011a1126" style:text-blinking="false" fo:background-color="#cccccc" style:font-size-asian="13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italic" style:text-underline-style="none" fo:font-weight="normal" officeooo:rsid="0009f8ce" officeooo:paragraph-rsid="0016464f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10" style:family="paragraph" style:parent-style-name="Standard">
      <style:text-properties fo:font-variant="normal" fo:text-transform="none" fo:color="#ff3300" style:text-line-through-style="none" style:text-line-through-type="none" style:font-name="Liberation Serif" fo:font-size="13pt" fo:font-style="italic" style:text-underline-style="none" fo:font-weight="normal" officeooo:rsid="000a55bf" officeooo:paragraph-rsid="0016464f" style:text-blinking="false" fo:background-color="transparent" style:font-size-asian="13pt" style:font-style-asian="italic" style:font-size-complex="13pt" style:font-style-complex="italic"/>
    </style:style>
    <style:style style:name="P111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1a534b" officeooo:paragraph-rsid="0043fd07" style:text-blinking="false" fo:background-color="transparent" style:font-size-asian="13pt" style:font-style-asian="normal" style:font-size-complex="13pt" style:font-style-complex="normal"/>
    </style:style>
    <style:style style:name="P112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1a534b" officeooo:paragraph-rsid="001a534b" style:text-blinking="false" fo:background-color="transparent" style:font-size-asian="13pt" style:font-style-asian="normal" style:font-size-complex="13pt" style:font-style-complex="normal"/>
    </style:style>
    <style:style style:name="P113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3fd07" officeooo:paragraph-rsid="004836ca" style:text-blinking="false" fo:background-color="transparent" style:font-size-asian="13pt" style:font-style-asian="normal" style:font-size-complex="13pt" style:font-style-complex="normal"/>
    </style:style>
    <style:style style:name="P114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3fd07" officeooo:paragraph-rsid="0061c3c6" style:text-blinking="false" fo:background-color="transparent" style:font-size-asian="13pt" style:font-style-asian="normal" style:font-size-complex="13pt" style:font-style-complex="normal"/>
    </style:style>
    <style:style style:name="P115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3fd07" officeooo:paragraph-rsid="004a7671" style:text-blinking="false" fo:background-color="transparent" style:font-size-asian="13pt" style:font-style-asian="normal" style:font-size-complex="13pt" style:font-style-complex="normal"/>
    </style:style>
    <style:style style:name="P116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836ca" officeooo:paragraph-rsid="004836ca" style:text-blinking="false" fo:background-color="transparent" style:font-size-asian="13pt" style:font-style-asian="normal" style:font-size-complex="13pt" style:font-style-complex="normal"/>
    </style:style>
    <style:style style:name="P117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836ca" officeooo:paragraph-rsid="0071ceab" style:text-blinking="false" fo:background-color="transparent" style:font-size-asian="13pt" style:font-style-asian="normal" style:font-size-complex="13pt" style:font-style-complex="normal"/>
    </style:style>
    <style:style style:name="P118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d4bfb" officeooo:paragraph-rsid="004d4fff" style:text-blinking="false" fo:background-color="transparent" style:font-size-asian="13pt" style:font-style-asian="normal" style:font-size-complex="13pt" style:font-style-complex="normal"/>
    </style:style>
    <style:style style:name="P119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d4bfb" officeooo:paragraph-rsid="004d4bfb" style:text-blinking="false" fo:background-color="transparent" style:font-size-asian="13pt" style:font-style-asian="normal" style:font-size-complex="13pt" style:font-style-complex="normal"/>
    </style:style>
    <style:style style:name="P120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d4bfb" officeooo:paragraph-rsid="00abce00" style:text-blinking="false" fo:background-color="transparent" style:font-size-asian="13pt" style:font-style-asian="normal" style:font-size-complex="13pt" style:font-style-complex="normal"/>
    </style:style>
    <style:style style:name="P121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5fd491" officeooo:paragraph-rsid="005fd491" style:text-blinking="false" fo:background-color="transparent" style:font-size-asian="13pt" style:font-style-asian="normal" style:font-size-complex="13pt" style:font-style-complex="normal"/>
    </style:style>
    <style:style style:name="P122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6157cd" officeooo:paragraph-rsid="006157cd" style:text-blinking="false" fo:background-color="transparent" style:font-size-asian="13pt" style:font-style-asian="normal" style:font-size-complex="13pt" style:font-style-complex="normal"/>
    </style:style>
    <style:style style:name="P123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690179" officeooo:paragraph-rsid="00690179" style:text-blinking="false" fo:background-color="transparent" style:font-size-asian="13pt" style:font-style-asian="normal" style:font-size-complex="13pt" style:font-style-complex="normal"/>
    </style:style>
    <style:style style:name="P124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72e5ee" officeooo:paragraph-rsid="0078c18a" style:text-blinking="false" fo:background-color="transparent" style:font-size-asian="13pt" style:font-style-asian="normal" style:font-size-complex="13pt" style:font-style-complex="normal"/>
    </style:style>
    <style:style style:name="P125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72e5ee" officeooo:paragraph-rsid="00fe07e7" style:text-blinking="false" fo:background-color="transparent" style:font-size-asian="13pt" style:font-style-asian="normal" style:font-size-complex="13pt" style:font-style-complex="normal"/>
    </style:style>
    <style:style style:name="P126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ec6a1a" officeooo:paragraph-rsid="00ec6a1a" style:text-blinking="false" fo:background-color="transparent" style:font-size-asian="13pt" style:font-style-asian="normal" style:font-size-complex="13pt" style:font-style-complex="normal"/>
    </style:style>
    <style:style style:name="P127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ec6a1a" officeooo:paragraph-rsid="00ef0e43" style:text-blinking="false" fo:background-color="transparent" style:font-size-asian="13pt" style:font-style-asian="normal" style:font-size-complex="13pt" style:font-style-complex="normal"/>
    </style:style>
    <style:style style:name="P128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765b9d" officeooo:paragraph-rsid="00765b9d" style:text-blinking="false" fo:background-color="transparent" style:font-size-asian="13pt" style:font-style-asian="normal" style:font-size-complex="13pt" style:font-style-complex="normal"/>
    </style:style>
    <style:style style:name="P129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b75ee" officeooo:paragraph-rsid="00fd9350" style:text-blinking="false" fo:background-color="transparent" style:font-size-asian="13pt" style:font-style-asian="normal" style:font-size-complex="13pt" style:font-style-complex="normal"/>
    </style:style>
    <style:style style:name="P130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b75ee" officeooo:paragraph-rsid="00fe07e7" style:text-blinking="false" fo:background-color="transparent" style:font-size-asian="13pt" style:font-style-asian="normal" style:font-size-complex="13pt" style:font-style-complex="normal"/>
    </style:style>
    <style:style style:name="P131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b75ee" officeooo:paragraph-rsid="01085ca5" style:text-blinking="false" fo:background-color="transparent" style:font-size-asian="13pt" style:font-style-asian="normal" style:font-size-complex="13pt" style:font-style-complex="normal"/>
    </style:style>
    <style:style style:name="P132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b75ee" officeooo:paragraph-rsid="0109052c" style:text-blinking="false" fo:background-color="transparent" style:font-size-asian="13pt" style:font-style-asian="normal" style:font-size-complex="13pt" style:font-style-complex="normal"/>
    </style:style>
    <style:style style:name="P133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cf276" officeooo:paragraph-rsid="00fd9350" style:text-blinking="false" fo:background-color="transparent" style:font-size-asian="13pt" style:font-style-asian="normal" style:font-size-complex="13pt" style:font-style-complex="normal"/>
    </style:style>
    <style:style style:name="P134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cf276" officeooo:paragraph-rsid="00fe07e7" style:text-blinking="false" fo:background-color="transparent" style:font-size-asian="13pt" style:font-style-asian="normal" style:font-size-complex="13pt" style:font-style-complex="normal"/>
    </style:style>
    <style:style style:name="P135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cf276" officeooo:paragraph-rsid="01085ca5" style:text-blinking="false" fo:background-color="transparent" style:font-size-asian="13pt" style:font-style-asian="normal" style:font-size-complex="13pt" style:font-style-complex="normal"/>
    </style:style>
    <style:style style:name="P136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cf276" officeooo:paragraph-rsid="0109052c" style:text-blinking="false" fo:background-color="transparent" style:font-size-asian="13pt" style:font-style-asian="normal" style:font-size-complex="13pt" style:font-style-complex="normal"/>
    </style:style>
    <style:style style:name="P137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1c513" officeooo:paragraph-rsid="01361516" style:text-blinking="false" fo:background-color="transparent" style:font-size-asian="13pt" style:font-style-asian="normal" style:font-size-complex="13pt" style:font-style-complex="normal"/>
    </style:style>
    <style:style style:name="P138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d9350" officeooo:paragraph-rsid="00fd9350" style:text-blinking="false" fo:background-color="transparent" style:font-size-asian="13pt" style:font-style-asian="normal" style:font-size-complex="13pt" style:font-style-complex="normal"/>
    </style:style>
    <style:style style:name="P139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1361516" officeooo:paragraph-rsid="01361516" style:text-blinking="false" fo:background-color="transparent" style:font-size-asian="13pt" style:font-style-asian="normal" style:font-size-complex="13pt" style:font-style-complex="normal"/>
    </style:style>
    <style:style style:name="P140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50f7a7" officeooo:paragraph-rsid="00532ec0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1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50f7a7" officeooo:paragraph-rsid="00e23fb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2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d4bfb" officeooo:paragraph-rsid="004e681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3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4ff10c" officeooo:paragraph-rsid="0050a3d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4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b27794" officeooo:paragraph-rsid="0082477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5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cd9476" officeooo:paragraph-rsid="00d6bc1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6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c82bd0" officeooo:paragraph-rsid="00e23fb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7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c82bd0" officeooo:paragraph-rsid="0109052c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8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50a3d2" officeooo:paragraph-rsid="0050a3d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9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ec6a1a" officeooo:paragraph-rsid="00ec6a1a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0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ec6a1a" officeooo:paragraph-rsid="00f7ec0a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1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ec6a1a" officeooo:paragraph-rsid="00fb4859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2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803c2" officeooo:paragraph-rsid="00f803c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3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803c2" officeooo:paragraph-rsid="00fb4859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4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e68bd" officeooo:paragraph-rsid="00fe68bd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5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fe68bd" officeooo:paragraph-rsid="01085ca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6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b1970c" officeooo:paragraph-rsid="01085ca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7" style:family="paragraph" style:parent-style-name="Standard">
      <style:text-properties fo:font-variant="normal" fo:text-transform="none" fo:color="#6600cc" style:text-line-through-style="none" style:text-line-through-type="none" style:font-name="Liberation Serif" fo:font-size="13pt" fo:font-style="normal" style:text-underline-style="none" fo:font-weight="normal" officeooo:rsid="00abce00" officeooo:paragraph-rsid="00fd9350" style:text-blinking="false" fo:background-color="#ffffff" style:font-size-asian="13pt" style:font-style-asian="normal" style:font-size-complex="13pt" style:font-style-complex="normal"/>
    </style:style>
    <style:style style:name="P158" style:family="paragraph" style:parent-style-name="Standard">
      <style:text-properties fo:font-variant="normal" fo:text-transform="none" fo:color="#660033" style:text-line-through-style="none" style:text-line-through-type="none" style:font-name="Liberation Serif" fo:font-size="13pt" fo:font-style="italic" style:text-underline-style="none" fo:font-weight="bold" officeooo:rsid="00c82bd0" officeooo:paragraph-rsid="00d6bc14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159" style:family="paragraph" style:parent-style-name="Standard">
      <style:text-properties fo:font-variant="normal" fo:text-transform="none" fo:color="#660033" style:text-line-through-style="none" style:text-line-through-type="none" style:font-name="Liberation Serif" fo:font-size="13pt" fo:font-style="italic" style:text-underline-style="none" fo:font-weight="bold" officeooo:rsid="00c82bd0" officeooo:paragraph-rsid="00daf7fa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160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0f06fbe" officeooo:paragraph-rsid="00f06fbe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0f06fbe" officeooo:paragraph-rsid="010a5509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0a5509" officeooo:paragraph-rsid="010a5509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0c5ef6" officeooo:paragraph-rsid="010c5ef6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4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0f8df1" officeooo:paragraph-rsid="010f8df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8d342b" officeooo:paragraph-rsid="018d342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6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362a44" style:text-blinking="false" fo:background-color="transparent" style:font-size-asian="13pt" style:font-style-asian="normal" style:font-size-complex="13pt" style:font-style-complex="normal"/>
    </style:style>
    <style:style style:name="P167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40c00c" style:text-blinking="false" fo:background-color="transparent" style:font-size-asian="13pt" style:font-style-asian="normal" style:font-size-complex="13pt" style:font-style-complex="normal"/>
    </style:style>
    <style:style style:name="P168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4298f1" style:text-blinking="false" fo:background-color="transparent" style:font-size-asian="13pt" style:font-style-asian="normal" style:font-size-complex="13pt" style:font-style-complex="normal"/>
    </style:style>
    <style:style style:name="P169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433308" style:text-blinking="false" fo:background-color="transparent" style:font-size-asian="13pt" style:font-style-asian="normal" style:font-size-complex="13pt" style:font-style-complex="normal"/>
    </style:style>
    <style:style style:name="P170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437857" style:text-blinking="false" fo:background-color="transparent" style:font-size-asian="13pt" style:font-style-asian="normal" style:font-size-complex="13pt" style:font-style-complex="normal"/>
    </style:style>
    <style:style style:name="P171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4550dc" style:text-blinking="false" fo:background-color="transparent" style:font-size-asian="13pt" style:font-style-asian="normal" style:font-size-complex="13pt" style:font-style-complex="normal"/>
    </style:style>
    <style:style style:name="P172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1516" officeooo:paragraph-rsid="014654c4" style:text-blinking="false" fo:background-color="transparent" style:font-size-asian="13pt" style:font-style-asian="normal" style:font-size-complex="13pt" style:font-style-complex="normal"/>
    </style:style>
    <style:style style:name="P173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361516" style:text-blinking="false" fo:background-color="transparent" style:font-size-asian="13pt" style:font-style-asian="normal" style:font-size-complex="13pt" style:font-style-complex="normal"/>
    </style:style>
    <style:style style:name="P174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362a44" style:text-blinking="false" fo:background-color="transparent" style:font-size-asian="13pt" style:font-style-asian="normal" style:font-size-complex="13pt" style:font-style-complex="normal"/>
    </style:style>
    <style:style style:name="P175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298f1" style:text-blinking="false" fo:background-color="transparent" style:font-size-asian="13pt" style:font-style-asian="normal" style:font-size-complex="13pt" style:font-style-complex="normal"/>
    </style:style>
    <style:style style:name="P176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33308" style:text-blinking="false" fo:background-color="transparent" style:font-size-asian="13pt" style:font-style-asian="normal" style:font-size-complex="13pt" style:font-style-complex="normal"/>
    </style:style>
    <style:style style:name="P177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37857" style:text-blinking="false" fo:background-color="transparent" style:font-size-asian="13pt" style:font-style-asian="normal" style:font-size-complex="13pt" style:font-style-complex="normal"/>
    </style:style>
    <style:style style:name="P178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550dc" style:text-blinking="false" fo:background-color="transparent" style:font-size-asian="13pt" style:font-style-asian="normal" style:font-size-complex="13pt" style:font-style-complex="normal"/>
    </style:style>
    <style:style style:name="P179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654c4" style:text-blinking="false" fo:background-color="transparent" style:font-size-asian="13pt" style:font-style-asian="normal" style:font-size-complex="13pt" style:font-style-complex="normal"/>
    </style:style>
    <style:style style:name="P180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362a4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1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0c00c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2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298f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3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33308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4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37857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5" style:family="paragraph" style:parent-style-name="Standard">
      <style:text-properties fo:font-variant="normal" fo:text-transform="none" fo:color="#dd4814" style:text-line-through-style="none" style:text-line-through-type="none" style:font-name="Liberation Serif" fo:font-size="13pt" fo:font-style="normal" style:text-underline-style="none" fo:font-weight="normal" officeooo:rsid="01362a44" officeooo:paragraph-rsid="014550dc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6" style:family="paragraph" style:parent-style-name="Standard">
      <style:text-properties style:font-name="Liberation Serif" fo:font-size="13pt" officeooo:rsid="00091a27" officeooo:paragraph-rsid="0016464f" style:font-size-asian="13pt" style:font-size-complex="13pt"/>
    </style:style>
    <style:style style:name="P187" style:family="paragraph" style:parent-style-name="Standard">
      <style:text-properties style:font-name="Liberation Serif" fo:font-size="13pt" officeooo:rsid="0034a1da" officeooo:paragraph-rsid="0016464f" style:font-size-asian="13pt" style:font-size-complex="13pt"/>
    </style:style>
    <style:style style:name="P188" style:family="paragraph" style:parent-style-name="Standard">
      <style:text-properties style:font-name="Liberation Serif" fo:font-size="13pt" officeooo:rsid="000924a2" officeooo:paragraph-rsid="0016464f" style:font-size-asian="13pt" style:font-size-complex="13pt"/>
    </style:style>
    <style:style style:name="P189" style:family="paragraph" style:parent-style-name="Standard">
      <style:text-properties style:font-name="Liberation Serif" fo:font-size="13pt" officeooo:rsid="00096bd1" officeooo:paragraph-rsid="0016464f" style:font-size-asian="13pt" style:font-size-complex="13pt"/>
    </style:style>
    <style:style style:name="P190" style:family="paragraph" style:parent-style-name="Standard">
      <style:text-properties style:font-name="Liberation Serif" fo:font-size="13pt" officeooo:rsid="00096bd1" officeooo:paragraph-rsid="0022d78c" style:font-size-asian="13pt" style:font-size-complex="13pt"/>
    </style:style>
    <style:style style:name="P191" style:family="paragraph" style:parent-style-name="Standard">
      <style:text-properties style:font-name="Liberation Serif" fo:font-size="13pt" officeooo:rsid="0009d570" officeooo:paragraph-rsid="0016464f" style:font-size-asian="13pt" style:font-size-complex="13pt"/>
    </style:style>
    <style:style style:name="P192" style:family="paragraph" style:parent-style-name="Standard">
      <style:text-properties style:font-name="Liberation Serif" fo:font-size="13pt" officeooo:rsid="0009d570" officeooo:paragraph-rsid="006f809d" style:font-size-asian="13pt" style:font-size-complex="13pt"/>
    </style:style>
    <style:style style:name="P193" style:family="paragraph" style:parent-style-name="Standard">
      <style:text-properties style:font-name="Liberation Serif" fo:font-size="13pt" officeooo:rsid="000a55bf" officeooo:paragraph-rsid="0016464f" style:font-size-asian="13pt" style:font-size-complex="13pt"/>
    </style:style>
    <style:style style:name="P194" style:family="paragraph" style:parent-style-name="Standard">
      <style:text-properties style:font-name="Liberation Serif" fo:font-size="13pt" officeooo:rsid="000a55bf" officeooo:paragraph-rsid="006f809d" style:font-size-asian="13pt" style:font-size-complex="13pt"/>
    </style:style>
    <style:style style:name="P195" style:family="paragraph" style:parent-style-name="Standard">
      <style:text-properties style:font-name="Liberation Serif" fo:font-size="13pt" officeooo:rsid="0009f8ce" officeooo:paragraph-rsid="006ded64" style:font-size-asian="13pt" style:font-size-complex="13pt"/>
    </style:style>
    <style:style style:name="P196" style:family="paragraph" style:parent-style-name="Standard">
      <style:text-properties style:font-name="Liberation Serif" fo:font-size="13pt" officeooo:rsid="0009f8ce" officeooo:paragraph-rsid="007b3377" style:font-size-asian="13pt" style:font-size-complex="13pt"/>
    </style:style>
    <style:style style:name="P197" style:family="paragraph" style:parent-style-name="Standard">
      <style:text-properties style:font-name="Liberation Serif" fo:font-size="13pt" officeooo:rsid="0138f2ae" officeooo:paragraph-rsid="0138f2ae" style:font-size-asian="13pt" style:font-size-complex="13pt"/>
    </style:style>
    <style:style style:name="P198" style:family="paragraph" style:parent-style-name="Standard">
      <style:text-properties style:font-name="Liberation Serif" fo:font-size="13pt" officeooo:rsid="0138f2ae" officeooo:paragraph-rsid="014b6ee4" style:font-size-asian="13pt" style:font-size-complex="13pt"/>
    </style:style>
    <style:style style:name="P199" style:family="paragraph" style:parent-style-name="Standard">
      <style:text-properties style:font-name="Liberation Serif" fo:font-size="13pt" officeooo:rsid="0138f2ae" officeooo:paragraph-rsid="014ee9c8" style:font-size-asian="13pt" style:font-size-complex="13pt"/>
    </style:style>
    <style:style style:name="P200" style:family="paragraph" style:parent-style-name="Standard">
      <style:text-properties style:font-name="Liberation Serif" fo:font-size="13pt" officeooo:rsid="0138f2ae" officeooo:paragraph-rsid="014ef551" style:font-size-asian="13pt" style:font-size-complex="13pt"/>
    </style:style>
    <style:style style:name="P201" style:family="paragraph" style:parent-style-name="Standard">
      <style:text-properties style:font-name="Liberation Serif" fo:font-size="13pt" officeooo:rsid="0138f2ae" officeooo:paragraph-rsid="0166418a" style:font-size-asian="13pt" style:font-size-complex="13pt"/>
    </style:style>
    <style:style style:name="P202" style:family="paragraph" style:parent-style-name="Standard">
      <style:text-properties style:font-name="Liberation Serif" fo:font-size="13pt" officeooo:rsid="014ee9c8" officeooo:paragraph-rsid="014ef551" style:font-size-asian="13pt" style:font-size-complex="13pt"/>
    </style:style>
    <style:style style:name="P203" style:family="paragraph" style:parent-style-name="Standard">
      <style:text-properties style:font-name="Liberation Serif" fo:font-size="13pt" officeooo:rsid="015cc026" officeooo:paragraph-rsid="015cc026" style:font-size-asian="13pt" style:font-size-complex="13pt"/>
    </style:style>
    <style:style style:name="P204" style:family="paragraph" style:parent-style-name="Standard">
      <style:text-properties style:font-name="Liberation Serif" fo:font-size="13pt" officeooo:rsid="015ff47a" officeooo:paragraph-rsid="015ff47a" style:font-size-asian="13pt" style:font-size-complex="13pt"/>
    </style:style>
    <style:style style:name="P205" style:family="paragraph" style:parent-style-name="Standard">
      <style:text-properties style:font-name="Liberation Serif" fo:font-size="13pt" officeooo:rsid="0149bfae" officeooo:paragraph-rsid="014ef551" style:font-size-asian="13pt" style:font-size-complex="13pt"/>
    </style:style>
    <style:style style:name="P206" style:family="paragraph" style:parent-style-name="Standard">
      <style:text-properties style:font-name="Liberation Serif" fo:font-size="13pt" officeooo:rsid="0149bfae" officeooo:paragraph-rsid="014b6ee4" style:font-size-asian="13pt" style:font-size-complex="13pt"/>
    </style:style>
    <style:style style:name="P207" style:family="paragraph" style:parent-style-name="Standard">
      <style:text-properties style:font-name="Liberation Serif" fo:font-size="13pt" officeooo:rsid="014d11e2" officeooo:paragraph-rsid="014ee9c8" style:font-size-asian="13pt" style:font-size-complex="13pt"/>
    </style:style>
    <style:style style:name="P208" style:family="paragraph" style:parent-style-name="Standard">
      <style:text-properties style:font-name="Liberation Serif" fo:font-size="13pt" officeooo:rsid="014ef551" officeooo:paragraph-rsid="014ef551" style:font-size-asian="13pt" style:font-size-complex="13pt"/>
    </style:style>
    <style:style style:name="P209" style:family="paragraph" style:parent-style-name="Standard">
      <style:text-properties style:font-name="Liberation Serif" fo:font-size="13pt" officeooo:rsid="0161a9a5" officeooo:paragraph-rsid="0161a9a5" style:font-size-asian="13pt" style:font-size-complex="13pt"/>
    </style:style>
    <style:style style:name="P210" style:family="paragraph" style:parent-style-name="Standard">
      <style:text-properties style:font-name="Liberation Serif" fo:font-size="13pt" officeooo:rsid="0166418a" officeooo:paragraph-rsid="0166418a" style:font-size-asian="13pt" style:font-size-complex="13pt"/>
    </style:style>
    <style:style style:name="P211" style:family="paragraph" style:parent-style-name="Standard">
      <style:text-properties style:font-name="Liberation Serif" fo:font-size="13pt" officeooo:rsid="017698d6" officeooo:paragraph-rsid="017698d6" style:font-size-asian="13pt" style:font-size-complex="13pt"/>
    </style:style>
    <style:style style:name="P212" style:family="paragraph" style:parent-style-name="Standard">
      <style:text-properties style:font-name="Liberation Serif" fo:font-size="13pt" officeooo:rsid="01918a01" officeooo:paragraph-rsid="01918a01" style:font-size-asian="13pt" style:font-size-complex="13pt"/>
    </style:style>
    <style:style style:name="P213" style:family="paragraph" style:parent-style-name="Standard">
      <style:text-properties style:font-name="Liberation Serif" fo:font-size="13pt" fo:font-style="italic" officeooo:rsid="000a55bf" officeooo:paragraph-rsid="0016464f" style:font-size-asian="13pt" style:font-style-asian="italic" style:font-size-complex="13pt" style:font-style-complex="italic"/>
    </style:style>
    <style:style style:name="P214" style:family="paragraph" style:parent-style-name="Standard">
      <style:text-properties style:font-name="Liberation Serif" fo:font-size="13pt" fo:font-style="italic" officeooo:rsid="0009f8ce" officeooo:paragraph-rsid="0016464f" style:font-size-asian="13pt" style:font-style-asian="italic" style:font-size-complex="13pt" style:font-style-complex="italic"/>
    </style:style>
    <style:style style:name="P215" style:family="paragraph" style:parent-style-name="Standard">
      <style:text-properties style:font-name="Liberation Serif" fo:font-size="13pt" fo:font-style="italic" fo:font-weight="normal" officeooo:rsid="0009f8ce" officeooo:paragraph-rsid="00bf52fd" style:font-size-asian="13pt" style:font-style-asian="italic" style:font-weight-asian="normal" style:font-size-complex="13pt" style:font-style-complex="italic" style:font-weight-complex="normal"/>
    </style:style>
    <style:style style:name="P216" style:family="paragraph" style:parent-style-name="Standard">
      <style:text-properties style:font-name="Liberation Serif" fo:font-size="13pt" fo:font-style="italic" fo:font-weight="normal" officeooo:rsid="0009f8ce" officeooo:paragraph-rsid="00dca312" style:font-size-asian="13pt" style:font-style-asian="italic" style:font-weight-asian="normal" style:font-size-complex="13pt" style:font-style-complex="italic" style:font-weight-complex="normal"/>
    </style:style>
    <style:style style:name="P217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bold" officeooo:rsid="00091a27" officeooo:paragraph-rsid="0016464f" style:font-size-asian="13pt" style:font-style-asian="normal" style:font-weight-asian="bold" style:font-size-complex="13pt" style:font-style-complex="normal" style:font-weight-complex="bold"/>
    </style:style>
    <style:style style:name="P218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bold" officeooo:rsid="00091a27" officeooo:paragraph-rsid="0016464f" fo:background-color="#cccccc" style:font-size-asian="13pt" style:font-style-asian="normal" style:font-weight-asian="bold" style:font-size-complex="13pt" style:font-style-complex="normal" style:font-weight-complex="bold"/>
    </style:style>
    <style:style style:name="P219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bold" officeooo:rsid="0117654c" officeooo:paragraph-rsid="0117654c" fo:background-color="#cccccc" style:font-size-asian="13pt" style:font-style-asian="normal" style:font-weight-asian="bold" style:font-size-complex="13pt" style:font-style-complex="normal" style:font-weight-complex="bold"/>
    </style:style>
    <style:style style:name="P220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bold" officeooo:rsid="0117654c" officeooo:paragraph-rsid="0118549d" fo:background-color="#cccccc" style:font-size-asian="13pt" style:font-style-asian="normal" style:font-weight-asian="bold" style:font-size-complex="13pt" style:font-style-complex="normal" style:font-weight-complex="bold"/>
    </style:style>
    <style:style style:name="P221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bold" officeooo:rsid="0117654c" officeooo:paragraph-rsid="011be0ae" fo:background-color="#cccccc" style:font-size-asian="13pt" style:font-style-asian="normal" style:font-weight-asian="bold" style:font-size-complex="13pt" style:font-style-complex="normal" style:font-weight-complex="bold"/>
    </style:style>
    <style:style style:name="P222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bold" officeooo:rsid="0117654c" officeooo:paragraph-rsid="011cc341" fo:background-color="#cccccc" style:font-size-asian="13pt" style:font-style-asian="normal" style:font-weight-asian="bold" style:font-size-complex="13pt" style:font-style-complex="normal" style:font-weight-complex="bold"/>
    </style:style>
    <style:style style:name="P223" style:family="paragraph" style:parent-style-name="Standard">
      <style:text-properties style:font-name="Liberation Serif" fo:font-size="13pt" fo:font-style="normal" officeooo:rsid="001232e9" officeooo:paragraph-rsid="0016464f" style:font-size-asian="13pt" style:font-style-asian="normal" style:font-size-complex="13pt" style:font-style-complex="normal"/>
    </style:style>
    <style:style style:name="P224" style:family="paragraph" style:parent-style-name="Standard">
      <style:text-properties style:font-name="Liberation Serif" fo:font-size="13pt" fo:font-style="normal" officeooo:rsid="001232e9" officeooo:paragraph-rsid="002a8b5f" style:font-size-asian="13pt" style:font-style-asian="normal" style:font-size-complex="13pt" style:font-style-complex="normal"/>
    </style:style>
    <style:style style:name="P225" style:family="paragraph" style:parent-style-name="Standard">
      <style:text-properties style:font-name="Liberation Serif" fo:font-size="13pt" fo:font-style="normal" officeooo:rsid="001232e9" officeooo:paragraph-rsid="007c0336" style:font-size-asian="13pt" style:font-style-asian="normal" style:font-size-complex="13pt" style:font-style-complex="normal"/>
    </style:style>
    <style:style style:name="P226" style:family="paragraph" style:parent-style-name="Standard">
      <style:text-properties style:font-name="Liberation Serif" fo:font-size="13pt" fo:font-style="normal" officeooo:rsid="001232e9" officeooo:paragraph-rsid="00986580" style:font-size-asian="13pt" style:font-style-asian="normal" style:font-size-complex="13pt" style:font-style-complex="normal"/>
    </style:style>
    <style:style style:name="P227" style:family="paragraph" style:parent-style-name="Standard">
      <style:text-properties style:font-name="Liberation Serif" fo:font-size="13pt" fo:font-style="normal" officeooo:rsid="00265b7e" officeooo:paragraph-rsid="0016464f" style:font-size-asian="13pt" style:font-style-asian="normal" style:font-size-complex="13pt" style:font-style-complex="normal"/>
    </style:style>
    <style:style style:name="P228" style:family="paragraph" style:parent-style-name="Standard">
      <style:text-properties style:font-name="Liberation Serif" fo:font-size="13pt" fo:font-style="normal" officeooo:rsid="0026afa5" officeooo:paragraph-rsid="0016464f" style:font-size-asian="13pt" style:font-style-asian="normal" style:font-size-complex="13pt" style:font-style-complex="normal"/>
    </style:style>
    <style:style style:name="P229" style:family="paragraph" style:parent-style-name="Standard">
      <style:text-properties style:font-name="Liberation Serif" fo:font-size="13pt" fo:font-style="normal" fo:font-weight="normal" officeooo:rsid="001879ca" officeooo:paragraph-rsid="0016464f" style:font-size-asian="13pt" style:font-style-asian="normal" style:font-weight-asian="normal" style:font-size-complex="13pt" style:font-style-complex="normal" style:font-weight-complex="normal"/>
    </style:style>
    <style:style style:name="P230" style:family="paragraph" style:parent-style-name="Standard">
      <style:text-properties style:font-name="Liberation Serif" fo:font-size="13pt" fo:font-style="normal" fo:font-weight="normal" officeooo:rsid="00198237" officeooo:paragraph-rsid="0016464f" style:font-size-asian="13pt" style:font-style-asian="normal" style:font-weight-asian="normal" style:font-size-complex="13pt" style:font-style-complex="normal" style:font-weight-complex="normal"/>
    </style:style>
    <style:style style:name="P231" style:family="paragraph" style:parent-style-name="Standard">
      <style:text-properties style:font-name="Liberation Serif" fo:font-size="13pt" fo:font-style="normal" fo:font-weight="normal" officeooo:rsid="001bde3f" officeooo:paragraph-rsid="0016464f" style:font-size-asian="13pt" style:font-style-asian="normal" style:font-weight-asian="normal" style:font-size-complex="13pt" style:font-style-complex="normal" style:font-weight-complex="normal"/>
    </style:style>
    <style:style style:name="P232" style:family="paragraph" style:parent-style-name="Standard">
      <style:text-properties style:font-name="Liberation Serif" fo:font-size="13pt" fo:font-style="normal" fo:font-weight="normal" officeooo:rsid="001bde3f" officeooo:paragraph-rsid="0093a065" style:font-size-asian="13pt" style:font-style-asian="normal" style:font-weight-asian="normal" style:font-size-complex="13pt" style:font-style-complex="normal" style:font-weight-complex="normal"/>
    </style:style>
    <style:style style:name="P233" style:family="paragraph" style:parent-style-name="Standard">
      <style:text-properties style:font-name="Liberation Serif" fo:font-size="13pt" fo:font-style="normal" fo:font-weight="normal" officeooo:rsid="0016e71d" officeooo:paragraph-rsid="0016464f" style:font-size-asian="13pt" style:font-style-asian="normal" style:font-weight-asian="normal" style:font-size-complex="13pt" style:font-style-complex="normal" style:font-weight-complex="normal"/>
    </style:style>
    <style:style style:name="P234" style:family="paragraph" style:parent-style-name="Standard">
      <style:text-properties style:font-name="Liberation Serif" fo:font-size="13pt" fo:font-style="normal" fo:font-weight="normal" officeooo:rsid="0016e71d" officeooo:paragraph-rsid="005aa168" style:font-size-asian="13pt" style:font-style-asian="normal" style:font-weight-asian="normal" style:font-size-complex="13pt" style:font-style-complex="normal" style:font-weight-complex="normal"/>
    </style:style>
    <style:style style:name="P235" style:family="paragraph" style:parent-style-name="Standard">
      <style:text-properties style:font-name="Liberation Serif" fo:font-size="13pt" fo:font-style="normal" officeooo:rsid="00265b7e" officeooo:paragraph-rsid="0016464f" fo:background-color="#cccccc" style:font-size-asian="13pt" style:font-style-asian="normal" style:font-size-complex="13pt" style:font-style-complex="normal"/>
    </style:style>
    <style:style style:name="P236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091a27" officeooo:paragraph-rsid="0016464f" fo:background-color="#cccccc" style:font-size-asian="13pt" style:font-weight-asian="bold" style:font-size-complex="13pt" style:font-weight-complex="bold"/>
    </style:style>
    <style:style style:name="P237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114edbd" officeooo:paragraph-rsid="0114edbd" fo:background-color="#cccccc" style:font-size-asian="13pt" style:font-weight-asian="bold" style:font-size-complex="13pt" style:font-weight-complex="bold"/>
    </style:style>
    <style:style style:name="P238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116045f" officeooo:paragraph-rsid="0116045f" fo:background-color="#cccccc" style:font-size-asian="13pt" style:font-weight-asian="bold" style:font-size-complex="13pt" style:font-weight-complex="bold"/>
    </style:style>
    <style:style style:name="P239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11751fb" officeooo:paragraph-rsid="011751fb" fo:background-color="#cccccc" style:font-size-asian="13pt" style:font-weight-asian="bold" style:font-size-complex="13pt" style:font-weight-complex="bold"/>
    </style:style>
    <style:style style:name="P240" style:family="paragraph" style:parent-style-name="Standard">
      <style:text-properties fo:color="#ff00cc" style:font-name="Liberation Serif" fo:font-size="13pt" officeooo:rsid="001948b6" officeooo:paragraph-rsid="0016464f" style:font-size-asian="13pt" style:font-size-complex="13pt"/>
    </style:style>
    <style:style style:name="P241" style:family="paragraph" style:parent-style-name="Standard">
      <style:text-properties fo:color="#ff00cc" style:font-name="Liberation Serif" fo:font-size="13pt" officeooo:rsid="0031b9d7" officeooo:paragraph-rsid="0016464f" style:font-size-asian="13pt" style:font-size-complex="13pt"/>
    </style:style>
    <style:style style:name="P242" style:family="paragraph" style:parent-style-name="Standard">
      <style:text-properties fo:color="#ff00cc" style:font-name="Liberation Serif" fo:font-size="13pt" officeooo:rsid="00318b46" officeooo:paragraph-rsid="0016464f" style:font-size-asian="13pt" style:font-size-complex="13pt"/>
    </style:style>
    <style:style style:name="P243" style:family="paragraph" style:parent-style-name="Standard">
      <style:text-properties fo:color="#ff00cc" style:font-name="Liberation Serif" fo:font-size="13pt" officeooo:rsid="0026540b" officeooo:paragraph-rsid="0026540b" style:font-size-asian="13pt" style:font-size-complex="13pt"/>
    </style:style>
    <style:style style:name="P244" style:family="paragraph" style:parent-style-name="Standard">
      <style:text-properties fo:color="#ff00cc" style:font-name="Liberation Serif" fo:font-size="13pt" officeooo:rsid="003cb542" officeooo:paragraph-rsid="003ee2da" style:font-size-asian="13pt" style:font-size-complex="13pt"/>
    </style:style>
    <style:style style:name="P245" style:family="paragraph" style:parent-style-name="Standard">
      <style:text-properties fo:color="#ff00cc" style:font-name="Liberation Serif" fo:font-size="13pt" officeooo:rsid="003cb542" officeooo:paragraph-rsid="014f6d21" style:font-size-asian="13pt" style:font-size-complex="13pt"/>
    </style:style>
    <style:style style:name="P246" style:family="paragraph" style:parent-style-name="Standard">
      <style:text-properties fo:color="#ff00cc" style:font-name="Liberation Serif" fo:font-size="13pt" officeooo:rsid="003cb542" officeooo:paragraph-rsid="0166418a" style:font-size-asian="13pt" style:font-size-complex="13pt"/>
    </style:style>
    <style:style style:name="P247" style:family="paragraph" style:parent-style-name="Standard">
      <style:text-properties fo:color="#ff00cc" style:font-name="Liberation Serif" fo:font-size="13pt" officeooo:rsid="003cb542" officeooo:paragraph-rsid="016776bc" style:font-size-asian="13pt" style:font-size-complex="13pt"/>
    </style:style>
    <style:style style:name="P248" style:family="paragraph" style:parent-style-name="Standard">
      <style:text-properties fo:color="#ff00cc" style:font-name="Liberation Serif" fo:font-size="13pt" officeooo:rsid="015fc271" officeooo:paragraph-rsid="015fc271" style:font-size-asian="13pt" style:font-size-complex="13pt"/>
    </style:style>
    <style:style style:name="P249" style:family="paragraph" style:parent-style-name="Standard">
      <style:text-properties fo:color="#ff00cc" style:font-name="Liberation Serif" fo:font-size="13pt" officeooo:rsid="0164f70e" officeooo:paragraph-rsid="0164f70e" style:font-size-asian="13pt" style:font-size-complex="13pt"/>
    </style:style>
    <style:style style:name="P250" style:family="paragraph" style:parent-style-name="Standard">
      <style:text-properties fo:color="#000000" style:font-name="Liberation Serif" fo:font-size="13pt" officeooo:rsid="013d24e8" officeooo:paragraph-rsid="013d24e8" style:font-size-asian="13pt" style:font-size-complex="13pt"/>
    </style:style>
    <style:style style:name="P251" style:family="paragraph" style:parent-style-name="Standard">
      <style:text-properties fo:color="#000000" style:font-name="Liberation Serif" fo:font-size="13pt" officeooo:rsid="013de6b1" officeooo:paragraph-rsid="013de6b1" style:font-size-asian="13pt" style:font-size-complex="13pt"/>
    </style:style>
    <style:style style:name="P252" style:family="paragraph" style:parent-style-name="Standard">
      <style:text-properties style:use-window-font-color="true" style:font-name="Liberation Serif" fo:font-size="13pt" officeooo:rsid="016e9c60" officeooo:paragraph-rsid="0179c335" style:font-size-asian="13pt" style:font-size-complex="13pt"/>
    </style:style>
    <style:style style:name="P253" style:family="paragraph" style:parent-style-name="Standard">
      <style:text-properties style:use-window-font-color="true" style:font-name="Liberation Serif" fo:font-size="13pt" fo:font-weight="bold" officeooo:rsid="016d72b6" officeooo:paragraph-rsid="016e9c60" style:font-size-asian="13pt" style:font-weight-asian="bold" style:font-size-complex="13pt" style:font-weight-complex="bold"/>
    </style:style>
    <style:style style:name="P254" style:family="paragraph" style:parent-style-name="Standard">
      <style:text-properties style:use-window-font-color="true" style:font-name="Liberation Serif" fo:font-size="13pt" fo:font-weight="bold" officeooo:rsid="016e9c60" officeooo:paragraph-rsid="016e9c60" style:font-size-asian="13pt" style:font-weight-asian="bold" style:font-size-complex="13pt" style:font-weight-complex="bold"/>
    </style:style>
    <style:style style:name="P255" style:family="paragraph" style:parent-style-name="Standard">
      <style:text-properties style:use-window-font-color="true" style:font-name="Liberation Serif" fo:font-size="13pt" fo:font-weight="bold" officeooo:rsid="016e9c60" officeooo:paragraph-rsid="0179c335" style:font-size-asian="13pt" style:font-weight-asian="bold" style:font-size-complex="13pt" style:font-weight-complex="bold"/>
    </style:style>
    <style:style style:name="P256" style:family="paragraph" style:parent-style-name="Standard">
      <style:text-properties style:use-window-font-color="true" style:font-name="Liberation Serif" fo:font-size="13pt" fo:font-weight="bold" officeooo:rsid="0179c335" officeooo:paragraph-rsid="0179c335" style:font-size-asian="13pt" style:font-weight-asian="bold" style:font-size-complex="13pt" style:font-weight-complex="bold"/>
    </style:style>
    <style:style style:name="P257" style:family="paragraph" style:parent-style-name="Standard">
      <style:text-properties style:use-window-font-color="true" style:font-name="Liberation Serif" fo:font-size="13pt" fo:font-weight="bold" officeooo:rsid="017bd952" officeooo:paragraph-rsid="017bd952" style:font-size-asian="13pt" style:font-weight-asian="bold" style:font-size-complex="13pt" style:font-weight-complex="bold"/>
    </style:style>
    <style:style style:name="P258" style:family="paragraph" style:parent-style-name="Standard">
      <style:text-properties style:use-window-font-color="true" style:font-name="Liberation Serif" fo:font-size="13pt" fo:font-weight="bold" officeooo:rsid="017f3424" officeooo:paragraph-rsid="017f3424" style:font-size-asian="13pt" style:font-weight-asian="bold" style:font-size-complex="13pt" style:font-weight-complex="bold"/>
    </style:style>
    <style:style style:name="P259" style:family="paragraph" style:parent-style-name="Standard">
      <style:text-properties officeooo:paragraph-rsid="0179c335"/>
    </style:style>
    <style:style style:name="P260" style:family="paragraph" style:parent-style-name="Standard">
      <style:text-properties officeooo:rsid="0179c335" officeooo:paragraph-rsid="017f3424"/>
    </style:style>
    <style:style style:name="P261" style:family="paragraph" style:parent-style-name="Standard">
      <style:paragraph-properties fo:margin-top="0in" fo:margin-bottom="0in" loext:contextual-spacing="false" fo:line-height="120%" style:writing-mode="lr-tb"/>
      <style:text-properties fo:font-variant="normal" fo:text-transform="none" fo:color="#006666" style:text-line-through-style="none" style:text-line-through-type="none" style:font-name="Liberation Serif" fo:font-size="13pt" fo:font-style="italic" style:text-underline-style="none" fo:font-weight="normal" officeooo:rsid="0031d86b" officeooo:paragraph-rsid="00517e08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62" style:family="paragraph" style:parent-style-name="Standard">
      <style:paragraph-properties fo:margin-top="0in" fo:margin-bottom="0in" loext:contextual-spacing="false" fo:line-height="120%" style:writing-mode="lr-tb"/>
      <style:text-properties style:font-name="Liberation Serif" fo:font-size="13pt" officeooo:rsid="0009d570" officeooo:paragraph-rsid="0016464f" style:font-size-asian="13pt" style:font-size-complex="13pt"/>
    </style:style>
    <style:style style:name="P26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5eeaa1" style:text-blinking="false" fo:background-color="transparent"/>
    </style:style>
    <style:style style:name="P26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603b5" officeooo:paragraph-rsid="007603b5" style:text-blinking="false" fo:background-color="transparent"/>
    </style:style>
    <style:style style:name="P26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52e96" officeooo:paragraph-rsid="01552e96" style:text-blinking="false" fo:background-color="transparent"/>
    </style:style>
    <style:style style:name="P26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1552e96" officeooo:paragraph-rsid="01552e96" style:text-blinking="false" fo:background-color="transparent" style:font-weight-asian="bold" style:font-weight-complex="bold"/>
    </style:style>
    <style:style style:name="P26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157d995" officeooo:paragraph-rsid="0157d995" style:text-blinking="false" fo:background-color="transparent" style:font-weight-asian="bold" style:font-weight-complex="bold"/>
    </style:style>
    <style:style style:name="P268" style:family="paragraph" style:parent-style-name="Text_20_body">
      <style:paragraph-properties fo:margin-left="0in" fo:margin-right="0in" fo:margin-top="0in" fo:margin-bottom="0in" loext:contextual-spacing="false" fo:line-height="120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1a27" officeooo:paragraph-rsid="005eeaa1" style:text-blinking="false" fo:background-color="transparent" style:font-size-asian="13pt" style:font-size-complex="13pt"/>
    </style:style>
    <style:style style:name="P269" style:family="paragraph" style:parent-style-name="Text_20_body">
      <style:paragraph-properties fo:margin-left="0in" fo:margin-right="0in" fo:margin-top="0in" fo:margin-bottom="0in" loext:contextual-spacing="false" fo:line-height="120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5eeaa1" style:text-blinking="false" fo:background-color="transparent"/>
    </style:style>
    <style:style style:name="P270" style:family="paragraph" style:parent-style-name="Standard">
      <style:text-properties fo:color="#dd4814" style:font-name="Liberation Serif" fo:font-size="13pt" officeooo:rsid="01361516" officeooo:paragraph-rsid="01361516" style:font-size-asian="13pt" style:font-size-complex="13pt"/>
    </style:style>
    <style:style style:name="P271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8e00c2" officeooo:paragraph-rsid="018e00c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72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0f8df1" officeooo:paragraph-rsid="010f8df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73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13pt" fo:font-style="normal" style:text-underline-style="none" fo:font-weight="normal" officeooo:rsid="01939bbf" officeooo:paragraph-rsid="01939bb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a1da" style:font-weight-asian="bold" style:font-weight-complex="bold"/>
    </style:style>
    <style:style style:name="T3" style:family="text">
      <style:text-properties fo:font-weight="bold" officeooo:rsid="00f3c35e" style:font-weight-asian="bold" style:font-weight-complex="bold"/>
    </style:style>
    <style:style style:name="T4" style:family="text">
      <style:text-properties fo:font-weight="bold" officeooo:rsid="014d11e2" style:font-weight-asian="bold" style:font-weight-complex="bold"/>
    </style:style>
    <style:style style:name="T5" style:family="text">
      <style:text-properties fo:font-weight="bold" officeooo:rsid="0149bfae" style:font-weight-asian="bold" style:font-weight-complex="bold"/>
    </style:style>
    <style:style style:name="T6" style:family="text">
      <style:text-properties fo:font-weight="bold" officeooo:rsid="0170527b" style:font-weight-asian="bold" style:font-weight-complex="bold"/>
    </style:style>
    <style:style style:name="T7" style:family="text">
      <style:text-properties fo:font-weight="bold" officeooo:rsid="018ab705" style:font-weight-asian="bold" style:font-weight-complex="bold"/>
    </style:style>
    <style:style style:name="T8" style:family="text">
      <style:text-properties fo:font-weight="bold" officeooo:rsid="018b81db" style:font-weight-asian="bold" style:font-weight-complex="bold"/>
    </style:style>
    <style:style style:name="T9" style:family="text">
      <style:text-properties fo:font-weight="bold" officeooo:rsid="01939bbf" style:font-weight-asian="bold" style:font-weight-complex="bold"/>
    </style:style>
    <style:style style:name="T10" style:family="text">
      <style:text-properties officeooo:rsid="0034a1da"/>
    </style:style>
    <style:style style:name="T11" style:family="text">
      <style:text-properties fo:font-style="italic" officeooo:rsid="0034a1da" style:font-style-asian="italic" style:font-style-complex="italic"/>
    </style:style>
    <style:style style:name="T12" style:family="text">
      <style:text-properties fo:font-variant="normal" fo:text-transform="none" fo:color="#ff3300" style:text-line-through-style="none" style:text-line-through-type="none" fo:font-style="italic" style:text-underline-style="none" fo:font-weight="normal" officeooo:rsid="000d20e4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ff3300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ff3300" style:text-line-through-style="none" style:text-line-through-type="none" style:text-underline-style="none" fo:font-weight="normal" officeooo:rsid="000d20e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29aa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51cc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decef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5dfe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0213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f8c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2de3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d57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e8b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8c0e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f7f7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b30375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45c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10a41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09c7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540b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2c3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f809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66ccff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a29aaf" style:text-blinking="false" fo:background-color="#66ccff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51cc9" style:text-blinking="false" fo:background-color="#66ccff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decef" style:text-blinking="false" fo:background-color="#66ccff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5dfeb" style:text-blinking="false" fo:background-color="#66ccff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fdf3c" style:text-blinking="false" fo:background-color="#66ccff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8c0e1" style:text-blinking="false" fo:background-color="#66ccff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f7f71" style:text-blinking="false" fo:background-color="#66ccff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b30375" style:text-blinking="false" fo:background-color="#66ccff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ccff00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f8ce" style:text-blinking="false" fo:background-color="#ccff00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09c7" style:text-blinking="false" fo:background-color="#ccff00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d570" style:text-blinking="false" fo:background-color="#ccff00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ccff66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2b6cc8" style:text-blinking="false" fo:background-color="#ccff66" loext:char-shading-value="0"/>
    </style:style>
    <style:style style:name="T4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text-underline-style="none" officeooo:rsid="0085dfeb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style:text-underline-style="none" officeooo:rsid="0088c0e1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style:text-underline-style="none" officeooo:rsid="001879ca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style:text-underline-style="none" officeooo:rsid="009f7f71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style:text-underline-style="none" officeooo:rsid="002422ad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style:text-underline-style="none" officeooo:rsid="0024a6a8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text-underline-style="none" officeooo:rsid="00265b7e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style:text-underline-style="none" officeooo:rsid="002cbf50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style:text-underline-style="none" officeooo:rsid="002d9cc1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style:text-underline-style="none" officeooo:rsid="002a8b5f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style:text-underline-style="none" officeooo:rsid="0031d86b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text-underline-style="none" officeooo:rsid="005aa168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text-underline-style="none" style:text-blinking="false" fo:background-color="#66ccff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text-underline-style="none" officeooo:rsid="0085dfeb" style:text-blinking="false" fo:background-color="#66ccff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text-underline-style="none" officeooo:rsid="0088c0e1" style:text-blinking="false" fo:background-color="#66ccff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text-underline-style="none" officeooo:rsid="001879ca" style:text-blinking="false" fo:background-color="#66ccff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text-underline-style="none" officeooo:rsid="009f7f71" style:text-blinking="false" fo:background-color="#66ccff" loext:char-shading-value="0"/>
    </style:style>
    <style:style style:name="T67" style:family="text">
      <style:text-properties fo:font-variant="normal" fo:text-transform="none" fo:color="#000000" style:text-line-through-style="none" style:text-line-through-type="none" style:text-underline-style="none" officeooo:rsid="001948b6" style:text-blinking="false" fo:background-color="#66ccff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text-underline-style="none" officeooo:rsid="00265b7e" style:text-blinking="false" fo:background-color="#66ccff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text-underline-style="none" officeooo:rsid="012ce349" style:text-blinking="false" fo:background-color="#66ccff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text-underline-style="none" officeooo:rsid="012ce349" style:text-blinking="false" fo:background-color="#ccff66" loext:char-shading-value="0"/>
    </style:style>
    <style:style style:name="T71" style:family="text">
      <style:text-properties fo:font-variant="normal" fo:text-transform="none" fo:color="#000000" style:text-line-through-style="none" style:text-line-through-type="none" style:text-underline-style="none" officeooo:rsid="012ee1e3" style:text-blinking="false" fo:background-color="#ccff66" loext:char-shading-value="0"/>
    </style:style>
    <style:style style:name="T72" style:family="text">
      <style:text-properties fo:font-variant="normal" fo:text-transform="none" fo:color="#000000" style:text-line-through-style="solid" style:text-line-through-type="single" fo:font-style="normal" style:text-underline-style="none" fo:font-weight="normal" style:text-blinking="false" fo:background-color="#ccff00" loext:char-shading-value="0"/>
    </style:style>
    <style:style style:name="T73" style:family="text">
      <style:text-properties fo:font-variant="normal" fo:text-transform="none" fo:color="#000000" style:text-line-through-style="solid" style:text-line-through-type="single" fo:font-style="normal" style:text-underline-style="none" fo:font-weight="normal" officeooo:rsid="012b6cc8" style:text-blinking="false" fo:background-color="#ccff00" loext:char-shading-value="0"/>
    </style:style>
    <style:style style:name="T74" style:family="text">
      <style:text-properties fo:font-variant="normal" fo:text-transform="none" fo:color="#006666" style:text-line-through-style="none" style:text-line-through-type="none" style:text-underline-style="none" fo:font-weight="normal" style:text-blinking="false" fo:background-color="transparent" loext:char-shading-value="0"/>
    </style:style>
    <style:style style:name="T75" style:family="text">
      <style:text-properties fo:font-variant="normal" fo:text-transform="none" fo:color="#006666" style:text-line-through-style="none" style:text-line-through-type="none" style:text-underline-style="none" fo:font-weight="normal" officeooo:rsid="0009f8ce" style:text-blinking="false" fo:background-color="transparent" loext:char-shading-value="0"/>
    </style:style>
    <style:style style:name="T76" style:family="text">
      <style:text-properties fo:font-variant="normal" fo:text-transform="none" fo:color="#006666" style:text-line-through-style="none" style:text-line-through-type="none" style:text-underline-style="none" fo:font-weight="normal" officeooo:rsid="001f837e" style:text-blinking="false" fo:background-color="transparent" loext:char-shading-value="0"/>
    </style:style>
    <style:style style:name="T77" style:family="text">
      <style:text-properties fo:font-variant="normal" fo:text-transform="none" fo:color="#006666" style:text-line-through-style="none" style:text-line-through-type="none" style:text-underline-style="none" style:text-blinking="false" fo:background-color="transparent" loext:char-shading-value="0"/>
    </style:style>
    <style:style style:name="T78" style:family="text">
      <style:text-properties fo:font-variant="normal" fo:text-transform="none" fo:color="#006666" style:text-line-through-style="none" style:text-line-through-type="none" style:text-underline-style="none" officeooo:rsid="00308b7f" style:text-blinking="false" fo:background-color="transparent" loext:char-shading-value="0"/>
    </style:style>
    <style:style style:name="T79" style:family="text">
      <style:text-properties fo:font-variant="normal" fo:text-transform="none" fo:color="#006666" style:text-line-through-style="none" style:text-line-through-type="none" style:text-underline-style="none" officeooo:rsid="00c0a4c9" style:text-blinking="false" fo:background-color="transparent" loext:char-shading-value="0"/>
    </style:style>
    <style:style style:name="T80" style:family="text">
      <style:text-properties fo:font-variant="normal" fo:text-transform="none" fo:color="#006666" style:text-line-through-style="none" style:text-line-through-type="none" style:text-underline-style="none" officeooo:rsid="00c8bc4a" style:text-blinking="false" fo:background-color="transparent" loext:char-shading-value="0"/>
    </style:style>
    <style:style style:name="T81" style:family="text">
      <style:text-properties fo:font-variant="normal" fo:text-transform="none" fo:color="#006666" style:text-line-through-style="none" style:text-line-through-type="none" style:text-underline-style="none" officeooo:rsid="00d3771c" style:text-blinking="false" fo:background-color="transparent" loext:char-shading-value="0"/>
    </style:style>
    <style:style style:name="T82" style:family="text">
      <style:text-properties fo:font-variant="normal" fo:text-transform="none" fo:color="#006666" style:text-line-through-style="none" style:text-line-through-type="none" style:text-underline-style="none" officeooo:rsid="00dca312" style:text-blinking="false" fo:background-color="transparent" loext:char-shading-value="0"/>
    </style:style>
    <style:style style:name="T83" style:family="text">
      <style:text-properties fo:font-variant="normal" fo:text-transform="none" fo:color="#006666" style:text-line-through-style="none" style:text-line-through-type="none" style:text-underline-style="none" officeooo:rsid="0022d78c" style:text-blinking="false" fo:background-color="transparent" loext:char-shading-value="0"/>
    </style:style>
    <style:style style:name="T84" style:family="text">
      <style:text-properties fo:font-variant="normal" fo:text-transform="none" fo:color="#006666" style:text-line-through-style="none" style:text-line-through-type="none" fo:font-style="italic" style:text-underline-style="none" fo:font-weight="normal" officeooo:rsid="0009f8ce" style:text-blinking="false" fo:background-color="transparent" loext:char-shading-value="0" style:font-style-asian="italic" style:font-style-complex="italic"/>
    </style:style>
    <style:style style:name="T85" style:family="text">
      <style:text-properties fo:font-variant="normal" fo:text-transform="none" fo:color="#006666" style:text-line-through-style="none" style:text-line-through-type="none" fo:font-style="italic" style:text-underline-style="none" fo:font-weight="normal" officeooo:rsid="00224328" style:text-blinking="false" fo:background-color="transparent" loext:char-shading-value="0" style:font-style-asian="italic" style:font-style-complex="italic"/>
    </style:style>
    <style:style style:name="T86" style:family="text">
      <style:text-properties fo:font-variant="normal" fo:text-transform="none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87" style:family="text">
      <style:text-properties fo:font-variant="normal" fo:text-transform="none" style:text-line-through-style="none" style:text-line-through-type="none" fo:font-style="italic" style:text-underline-style="none" fo:font-weight="normal" officeooo:rsid="003ee2da" style:text-blinking="false" fo:background-color="transparent" loext:char-shading-value="0" style:font-style-asian="italic" style:font-style-complex="italic"/>
    </style:style>
    <style:style style:name="T8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89" style:family="text">
      <style:text-properties officeooo:rsid="000924a2"/>
    </style:style>
    <style:style style:name="T90" style:family="text">
      <style:text-properties officeooo:rsid="0013b990"/>
    </style:style>
    <style:style style:name="T91" style:family="text">
      <style:text-properties officeooo:rsid="001e391e"/>
    </style:style>
    <style:style style:name="T92" style:family="text">
      <style:text-properties officeooo:rsid="002d240f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50f7a7" style:font-style-asian="normal" style:font-style-complex="normal"/>
    </style:style>
    <style:style style:name="T95" style:family="text">
      <style:text-properties officeooo:rsid="001dd45c"/>
    </style:style>
    <style:style style:name="T96" style:family="text">
      <style:text-properties officeooo:rsid="001f837e"/>
    </style:style>
    <style:style style:name="T97" style:family="text">
      <style:text-properties officeooo:rsid="00204548"/>
    </style:style>
    <style:style style:name="T98" style:family="text">
      <style:text-properties officeooo:rsid="0013950f"/>
    </style:style>
    <style:style style:name="T99" style:family="text">
      <style:text-properties officeooo:rsid="00224328"/>
    </style:style>
    <style:style style:name="T100" style:family="text">
      <style:text-properties officeooo:rsid="00268938"/>
    </style:style>
    <style:style style:name="T101" style:family="text">
      <style:text-properties fo:color="#ff3333" style:text-line-through-style="solid" style:text-line-through-type="single" officeooo:rsid="00276193"/>
    </style:style>
    <style:style style:name="T102" style:family="text">
      <style:text-properties fo:color="#ff3333" style:text-line-through-style="solid" style:text-line-through-type="single" officeooo:rsid="01299021"/>
    </style:style>
    <style:style style:name="T103" style:family="text">
      <style:text-properties officeooo:rsid="002cbf50"/>
    </style:style>
    <style:style style:name="T104" style:family="text">
      <style:text-properties officeooo:rsid="002d9cc1"/>
    </style:style>
    <style:style style:name="T105" style:family="text">
      <style:text-properties style:text-underline-style="solid" style:text-underline-width="auto" style:text-underline-color="font-color" fo:font-weight="bold" officeooo:rsid="00091a27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officeooo:rsid="0009f8ce"/>
    </style:style>
    <style:style style:name="T107" style:family="text">
      <style:text-properties style:text-underline-style="solid" style:text-underline-width="auto" style:text-underline-color="font-color" officeooo:rsid="0022d78c"/>
    </style:style>
    <style:style style:name="T108" style:family="text">
      <style:text-properties style:text-underline-style="solid" style:text-underline-width="auto" style:text-underline-color="font-color" officeooo:rsid="00a52d49"/>
    </style:style>
    <style:style style:name="T109" style:family="text">
      <style:text-properties style:text-underline-style="solid" style:text-underline-width="auto" style:text-underline-color="font-color" officeooo:rsid="00c2998b"/>
    </style:style>
    <style:style style:name="T110" style:family="text">
      <style:text-properties style:text-underline-style="solid" style:text-underline-width="auto" style:text-underline-color="font-color" officeooo:rsid="00e087dc"/>
    </style:style>
    <style:style style:name="T111" style:family="text">
      <style:text-properties officeooo:rsid="0026afa5"/>
    </style:style>
    <style:style style:name="T112" style:family="text">
      <style:text-properties officeooo:rsid="002f2daa"/>
    </style:style>
    <style:style style:name="T113" style:family="text">
      <style:text-properties officeooo:rsid="001a534b"/>
    </style:style>
    <style:style style:name="T114" style:family="text">
      <style:text-properties officeooo:rsid="0009f8ce"/>
    </style:style>
    <style:style style:name="T115" style:family="text">
      <style:text-properties officeooo:rsid="0021631f"/>
    </style:style>
    <style:style style:name="T116" style:family="text">
      <style:text-properties officeooo:rsid="0022d78c"/>
    </style:style>
    <style:style style:name="T117" style:family="text">
      <style:text-properties fo:background-color="#ffffff" loext:char-shading-value="0"/>
    </style:style>
    <style:style style:name="T118" style:family="text">
      <style:text-properties officeooo:rsid="0022d78c" fo:background-color="#ffffff" loext:char-shading-value="0"/>
    </style:style>
    <style:style style:name="T119" style:family="text">
      <style:text-properties officeooo:rsid="0071ceab" fo:background-color="#ffffff" loext:char-shading-value="0"/>
    </style:style>
    <style:style style:name="T120" style:family="text">
      <style:text-properties officeooo:rsid="009645da" fo:background-color="#ffffff" loext:char-shading-value="0"/>
    </style:style>
    <style:style style:name="T121" style:family="text">
      <style:text-properties officeooo:rsid="00abce00" fo:background-color="#ffffff" loext:char-shading-value="0"/>
    </style:style>
    <style:style style:name="T122" style:family="text">
      <style:text-properties officeooo:rsid="0022ec96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03ee2da"/>
    </style:style>
    <style:style style:name="T125" style:family="text">
      <style:text-properties officeooo:rsid="0026540b"/>
    </style:style>
    <style:style style:name="T126" style:family="text">
      <style:text-properties officeooo:rsid="0027c2c3"/>
    </style:style>
    <style:style style:name="T127" style:family="text">
      <style:text-properties officeooo:rsid="00293ca6"/>
    </style:style>
    <style:style style:name="T128" style:family="text">
      <style:text-properties officeooo:rsid="002a8b5f"/>
    </style:style>
    <style:style style:name="T129" style:family="text">
      <style:text-properties officeooo:rsid="002ec845"/>
    </style:style>
    <style:style style:name="T130" style:family="text">
      <style:text-properties officeooo:rsid="00308b7f"/>
    </style:style>
    <style:style style:name="T131" style:family="text">
      <style:text-properties style:font-weight-asian="normal" style:font-weight-complex="normal"/>
    </style:style>
    <style:style style:name="T132" style:family="text">
      <style:text-properties officeooo:rsid="00308b7f" style:font-weight-asian="normal" style:font-weight-complex="normal"/>
    </style:style>
    <style:style style:name="T133" style:family="text">
      <style:text-properties officeooo:rsid="003be370" style:font-weight-asian="normal" style:font-weight-complex="normal"/>
    </style:style>
    <style:style style:name="T134" style:family="text">
      <style:text-properties officeooo:rsid="00c2998b" style:font-weight-asian="normal" style:font-weight-complex="normal"/>
    </style:style>
    <style:style style:name="T135" style:family="text">
      <style:text-properties officeooo:rsid="00fcf276" style:font-weight-asian="normal" style:font-weight-complex="normal"/>
    </style:style>
    <style:style style:name="T136" style:family="text">
      <style:text-properties officeooo:rsid="014298f1" style:font-weight-asian="normal" style:font-weight-complex="normal"/>
    </style:style>
    <style:style style:name="T137" style:family="text">
      <style:text-properties officeooo:rsid="014654c4" style:font-weight-asian="normal" style:font-weight-complex="normal"/>
    </style:style>
    <style:style style:name="T138" style:family="text">
      <style:text-properties officeooo:rsid="00360c23"/>
    </style:style>
    <style:style style:name="T139" style:family="text">
      <style:text-properties officeooo:rsid="00368171"/>
    </style:style>
    <style:style style:name="T140" style:family="text">
      <style:text-properties officeooo:rsid="003be370"/>
    </style:style>
    <style:style style:name="T141" style:family="text">
      <style:text-properties officeooo:rsid="003d861b"/>
    </style:style>
    <style:style style:name="T142" style:family="text">
      <style:text-properties officeooo:rsid="003ee2da"/>
    </style:style>
    <style:style style:name="T143" style:family="text">
      <style:text-properties officeooo:rsid="003f8a77"/>
    </style:style>
    <style:style style:name="T144" style:family="text">
      <style:text-properties officeooo:rsid="00409043"/>
    </style:style>
    <style:style style:name="T145" style:family="text">
      <style:text-properties fo:background-color="#ffff00" loext:char-shading-value="0"/>
    </style:style>
    <style:style style:name="T146" style:family="text">
      <style:text-properties officeooo:rsid="00471a96" fo:background-color="#ffff00" loext:char-shading-value="0"/>
    </style:style>
    <style:style style:name="T147" style:family="text">
      <style:text-properties officeooo:rsid="0061388c" fo:background-color="#ffff00" loext:char-shading-value="0"/>
    </style:style>
    <style:style style:name="T148" style:family="text">
      <style:text-properties officeooo:rsid="00620443" fo:background-color="#ffff00" loext:char-shading-value="0"/>
    </style:style>
    <style:style style:name="T149" style:family="text">
      <style:text-properties fo:color="#6600cc" fo:font-style="normal" style:font-style-asian="normal" style:font-style-complex="normal"/>
    </style:style>
    <style:style style:name="T150" style:family="text">
      <style:text-properties fo:color="#6600cc" fo:font-style="normal" officeooo:rsid="0043fd07" style:font-style-asian="normal" style:font-style-complex="normal"/>
    </style:style>
    <style:style style:name="T151" style:family="text">
      <style:text-properties fo:color="#6600cc" fo:font-style="normal" officeooo:rsid="004a7671" style:font-style-asian="normal" style:font-style-complex="normal"/>
    </style:style>
    <style:style style:name="T152" style:family="text">
      <style:text-properties fo:color="#6600cc" fo:font-style="normal" officeooo:rsid="004e681f" style:font-style-asian="normal" style:font-style-complex="normal"/>
    </style:style>
    <style:style style:name="T153" style:family="text">
      <style:text-properties fo:color="#6600cc" fo:font-style="normal" officeooo:rsid="004ff10c" style:font-style-asian="normal" style:font-style-complex="normal"/>
    </style:style>
    <style:style style:name="T154" style:family="text">
      <style:text-properties fo:color="#6600cc" fo:font-style="normal" officeooo:rsid="0050a3d2" style:font-style-asian="normal" style:font-style-complex="normal"/>
    </style:style>
    <style:style style:name="T155" style:family="text">
      <style:text-properties fo:color="#6600cc" fo:font-style="normal" officeooo:rsid="0050f7a7" style:font-style-asian="normal" style:font-style-complex="normal"/>
    </style:style>
    <style:style style:name="T156" style:family="text">
      <style:text-properties fo:color="#6600cc" fo:font-style="normal" officeooo:rsid="0071ceab" style:font-style-asian="normal" style:font-style-complex="normal"/>
    </style:style>
    <style:style style:name="T157" style:family="text">
      <style:text-properties fo:color="#6600cc" fo:font-style="normal" officeooo:rsid="0072e5ee" style:font-style-asian="normal" style:font-style-complex="normal"/>
    </style:style>
    <style:style style:name="T158" style:family="text">
      <style:text-properties fo:color="#6600cc" fo:font-style="normal" officeooo:rsid="00765b9d" style:font-style-asian="normal" style:font-style-complex="normal"/>
    </style:style>
    <style:style style:name="T159" style:family="text">
      <style:text-properties fo:color="#6600cc" fo:font-style="normal" officeooo:rsid="0078c18a" style:font-style-asian="normal" style:font-style-complex="normal"/>
    </style:style>
    <style:style style:name="T160" style:family="text">
      <style:text-properties fo:color="#6600cc" fo:font-style="normal" officeooo:rsid="007b3377" style:font-style-asian="normal" style:font-style-complex="normal"/>
    </style:style>
    <style:style style:name="T161" style:family="text">
      <style:text-properties fo:color="#6600cc" fo:font-style="normal" officeooo:rsid="007f3b5b" style:font-style-asian="normal" style:font-style-complex="normal"/>
    </style:style>
    <style:style style:name="T162" style:family="text">
      <style:text-properties fo:color="#6600cc" fo:font-style="normal" officeooo:rsid="0080d39e" style:font-style-asian="normal" style:font-style-complex="normal"/>
    </style:style>
    <style:style style:name="T163" style:family="text">
      <style:text-properties fo:color="#6600cc" fo:font-style="normal" officeooo:rsid="0085559c" style:font-style-asian="normal" style:font-style-complex="normal"/>
    </style:style>
    <style:style style:name="T164" style:family="text">
      <style:text-properties fo:color="#6600cc" fo:font-style="normal" officeooo:rsid="00ab662d" style:font-style-asian="normal" style:font-style-complex="normal"/>
    </style:style>
    <style:style style:name="T165" style:family="text">
      <style:text-properties fo:color="#6600cc" fo:font-style="normal" officeooo:rsid="00abce00" style:font-style-asian="normal" style:font-style-complex="normal"/>
    </style:style>
    <style:style style:name="T166" style:family="text">
      <style:text-properties fo:color="#6600cc" fo:font-style="normal" officeooo:rsid="00bbca9d" style:font-style-asian="normal" style:font-style-complex="normal"/>
    </style:style>
    <style:style style:name="T167" style:family="text">
      <style:text-properties fo:color="#6600cc" fo:font-style="normal" officeooo:rsid="00c82bd0" style:font-style-asian="normal" style:font-style-complex="normal"/>
    </style:style>
    <style:style style:name="T168" style:family="text">
      <style:text-properties fo:color="#6600cc" fo:font-style="normal" officeooo:rsid="00d8f104" style:font-style-asian="normal" style:font-style-complex="normal"/>
    </style:style>
    <style:style style:name="T169" style:family="text">
      <style:text-properties fo:color="#6600cc" fo:font-style="normal" officeooo:rsid="00db6c52" style:font-style-asian="normal" style:font-style-complex="normal"/>
    </style:style>
    <style:style style:name="T170" style:family="text">
      <style:text-properties fo:color="#6600cc" fo:font-style="normal" style:font-style-asian="normal" style:font-weight-asian="normal" style:font-style-complex="normal" style:font-weight-complex="normal"/>
    </style:style>
    <style:style style:name="T171" style:family="text">
      <style:text-properties fo:color="#6600cc" fo:font-style="normal" officeooo:rsid="0071ceab" style:font-style-asian="normal" style:font-weight-asian="normal" style:font-style-complex="normal" style:font-weight-complex="normal"/>
    </style:style>
    <style:style style:name="T172" style:family="text">
      <style:text-properties fo:color="#6600cc" fo:font-style="normal" officeooo:rsid="0072e5ee" style:font-style-asian="normal" style:font-weight-asian="normal" style:font-style-complex="normal" style:font-weight-complex="normal"/>
    </style:style>
    <style:style style:name="T173" style:family="text">
      <style:text-properties fo:color="#6600cc" fo:font-style="normal" officeooo:rsid="007ed0c5" style:font-style-asian="normal" style:font-weight-asian="normal" style:font-style-complex="normal" style:font-weight-complex="normal"/>
    </style:style>
    <style:style style:name="T174" style:family="text">
      <style:text-properties fo:color="#6600cc" fo:font-style="normal" officeooo:rsid="0085559c" style:font-style-asian="normal" style:font-weight-asian="normal" style:font-style-complex="normal" style:font-weight-complex="normal"/>
    </style:style>
    <style:style style:name="T175" style:family="text">
      <style:text-properties fo:color="#6600cc" fo:font-style="normal" officeooo:rsid="00ab662d" style:font-style-asian="normal" style:font-weight-asian="normal" style:font-style-complex="normal" style:font-weight-complex="normal"/>
    </style:style>
    <style:style style:name="T176" style:family="text">
      <style:text-properties fo:color="#6600cc" fo:font-style="normal" officeooo:rsid="00abce00" style:font-style-asian="normal" style:font-weight-asian="normal" style:font-style-complex="normal" style:font-weight-complex="normal"/>
    </style:style>
    <style:style style:name="T177" style:family="text">
      <style:text-properties fo:color="#6600cc" fo:font-style="normal" officeooo:rsid="00b1970c" style:font-style-asian="normal" style:font-weight-asian="normal" style:font-style-complex="normal" style:font-weight-complex="normal"/>
    </style:style>
    <style:style style:name="T178" style:family="text">
      <style:text-properties fo:color="#6600cc" fo:font-style="normal" fo:background-color="#ffffff" loext:char-shading-value="0" style:font-style-asian="normal" style:font-style-complex="normal"/>
    </style:style>
    <style:style style:name="T179" style:family="text">
      <style:text-properties fo:color="#6600cc" fo:font-style="normal" officeooo:rsid="0050f7a7" fo:background-color="#ffffff" loext:char-shading-value="0" style:font-style-asian="normal" style:font-style-complex="normal"/>
    </style:style>
    <style:style style:name="T180" style:family="text">
      <style:text-properties fo:color="#6600cc" fo:font-style="normal" officeooo:rsid="0071ceab" fo:background-color="#ffffff" loext:char-shading-value="0" style:font-style-asian="normal" style:font-style-complex="normal"/>
    </style:style>
    <style:style style:name="T181" style:family="text">
      <style:text-properties fo:color="#6600cc" fo:font-style="normal" officeooo:rsid="0072e5ee" fo:background-color="#ffffff" loext:char-shading-value="0" style:font-style-asian="normal" style:font-style-complex="normal"/>
    </style:style>
    <style:style style:name="T182" style:family="text">
      <style:text-properties fo:color="#6600cc" fo:font-style="normal" officeooo:rsid="007b79e2" fo:background-color="#ffffff" loext:char-shading-value="0" style:font-style-asian="normal" style:font-style-complex="normal"/>
    </style:style>
    <style:style style:name="T183" style:family="text">
      <style:text-properties fo:color="#6600cc" fo:font-style="normal" officeooo:rsid="007f3b5b" fo:background-color="#ffffff" loext:char-shading-value="0" style:font-style-asian="normal" style:font-style-complex="normal"/>
    </style:style>
    <style:style style:name="T184" style:family="text">
      <style:text-properties fo:color="#6600cc" fo:font-style="normal" officeooo:rsid="00a45bae" fo:background-color="#ffffff" loext:char-shading-value="0" style:font-style-asian="normal" style:font-style-complex="normal"/>
    </style:style>
    <style:style style:name="T185" style:family="text">
      <style:text-properties fo:color="#6600cc" fo:font-style="normal" officeooo:rsid="00a70735" fo:background-color="#ffffff" loext:char-shading-value="0" style:font-style-asian="normal" style:font-style-complex="normal"/>
    </style:style>
    <style:style style:name="T186" style:family="text">
      <style:text-properties fo:color="#6600cc" fo:font-style="normal" officeooo:rsid="00a85116" fo:background-color="#ffffff" loext:char-shading-value="0" style:font-style-asian="normal" style:font-style-complex="normal"/>
    </style:style>
    <style:style style:name="T187" style:family="text">
      <style:text-properties fo:color="#6600cc" fo:font-style="normal" officeooo:rsid="00ab662d" fo:background-color="#ffffff" loext:char-shading-value="0" style:font-style-asian="normal" style:font-style-complex="normal"/>
    </style:style>
    <style:style style:name="T188" style:family="text">
      <style:text-properties fo:color="#6600cc" fo:font-style="normal" officeooo:rsid="00db6c52" fo:background-color="#ffffff" loext:char-shading-value="0" style:font-style-asian="normal" style:font-style-complex="normal"/>
    </style:style>
    <style:style style:name="T189" style:family="text">
      <style:text-properties fo:color="#6600cc" fo:font-style="normal" fo:background-color="#ffff00" loext:char-shading-value="0" style:font-style-asian="normal" style:font-style-complex="normal"/>
    </style:style>
    <style:style style:name="T190" style:family="text">
      <style:text-properties fo:color="#6600cc" fo:font-style="normal" officeooo:rsid="0043fd07" fo:background-color="#ffff00" loext:char-shading-value="0" style:font-style-asian="normal" style:font-style-complex="normal"/>
    </style:style>
    <style:style style:name="T191" style:family="text">
      <style:text-properties fo:color="#6600cc" fo:font-style="normal" officeooo:rsid="004a7671" fo:background-color="#ffff00" loext:char-shading-value="0" style:font-style-asian="normal" style:font-style-complex="normal"/>
    </style:style>
    <style:style style:name="T192" style:family="text">
      <style:text-properties fo:color="#6600cc" fo:font-style="normal" officeooo:rsid="007b3377" fo:background-color="#ffff00" loext:char-shading-value="0" style:font-style-asian="normal" style:font-style-complex="normal"/>
    </style:style>
    <style:style style:name="T193" style:family="text">
      <style:text-properties fo:color="#6600cc" fo:font-style="normal" officeooo:rsid="007ed0c5" fo:background-color="#ffff00" loext:char-shading-value="0" style:font-style-asian="normal" style:font-style-complex="normal"/>
    </style:style>
    <style:style style:name="T194" style:family="text">
      <style:text-properties fo:color="#6600cc" fo:font-style="normal" officeooo:rsid="00a85116" fo:background-color="#ffff00" loext:char-shading-value="0" style:font-style-asian="normal" style:font-style-complex="normal"/>
    </style:style>
    <style:style style:name="T195" style:family="text">
      <style:text-properties fo:color="#6600cc" fo:font-style="normal" officeooo:rsid="0071ceab" fo:background-color="#66ccff" loext:char-shading-value="0" style:font-style-asian="normal" style:font-style-complex="normal"/>
    </style:style>
    <style:style style:name="T196" style:family="text">
      <style:text-properties fo:color="#6600cc" fo:font-style="normal" officeooo:rsid="00765b9d" fo:background-color="#66ccff" loext:char-shading-value="0" style:font-style-asian="normal" style:font-style-complex="normal"/>
    </style:style>
    <style:style style:name="T197" style:family="text">
      <style:text-properties fo:color="#6600cc" fo:font-style="normal" officeooo:rsid="004a7671" fo:background-color="#66ccff" loext:char-shading-value="0" style:font-style-asian="normal" style:font-style-complex="normal"/>
    </style:style>
    <style:style style:name="T198" style:family="text">
      <style:text-properties fo:color="#6600cc" fo:font-style="normal" officeooo:rsid="0072e5ee" fo:background-color="#66ccff" loext:char-shading-value="0" style:font-style-asian="normal" style:font-style-complex="normal"/>
    </style:style>
    <style:style style:name="T199" style:family="text">
      <style:text-properties officeooo:rsid="004d4fff"/>
    </style:style>
    <style:style style:name="T200" style:family="text">
      <style:text-properties officeooo:rsid="005aa168"/>
    </style:style>
    <style:style style:name="T201" style:family="text">
      <style:text-properties fo:color="#000000"/>
    </style:style>
    <style:style style:name="T202" style:family="text">
      <style:text-properties fo:color="#000000" fo:font-style="normal" fo:background-color="#ffffff" loext:char-shading-value="0" style:font-style-asian="normal" style:font-style-complex="normal"/>
    </style:style>
    <style:style style:name="T203" style:family="text">
      <style:text-properties fo:color="#000000" fo:font-style="normal" officeooo:rsid="0026afa5" fo:background-color="#ffffff" loext:char-shading-value="0" style:font-style-asian="normal" style:font-style-complex="normal"/>
    </style:style>
    <style:style style:name="T204" style:family="text">
      <style:text-properties fo:color="#000000" fo:font-style="normal" officeooo:rsid="00e087dc" fo:background-color="#ffffff" loext:char-shading-value="0" style:font-style-asian="normal" style:font-style-complex="normal"/>
    </style:style>
    <style:style style:name="T205" style:family="text">
      <style:text-properties fo:color="#000000" officeooo:rsid="002d5ca4"/>
    </style:style>
    <style:style style:name="T206" style:family="text">
      <style:text-properties fo:color="#000000" officeooo:rsid="0024a6a8"/>
    </style:style>
    <style:style style:name="T207" style:family="text">
      <style:text-properties officeooo:rsid="00d0a650"/>
    </style:style>
    <style:style style:name="T208" style:family="text">
      <style:text-properties officeooo:rsid="0061c3c6"/>
    </style:style>
    <style:style style:name="T209" style:family="text">
      <style:text-properties officeooo:rsid="0069c547"/>
    </style:style>
    <style:style style:name="T210" style:family="text">
      <style:text-properties officeooo:rsid="006f809d"/>
    </style:style>
    <style:style style:name="T211" style:family="text">
      <style:text-properties fo:color="#ff3300"/>
    </style:style>
    <style:style style:name="T212" style:family="text">
      <style:text-properties fo:color="#ff3300" officeooo:rsid="000d20e4"/>
    </style:style>
    <style:style style:name="T213" style:family="text">
      <style:text-properties fo:color="#ff3300" officeooo:rsid="001b312f"/>
    </style:style>
    <style:style style:name="T214" style:family="text">
      <style:text-properties fo:background-color="#66ccff" loext:char-shading-value="0"/>
    </style:style>
    <style:style style:name="T215" style:family="text">
      <style:text-properties officeooo:rsid="0071ceab" fo:background-color="#66ccff" loext:char-shading-value="0"/>
    </style:style>
    <style:style style:name="T216" style:family="text">
      <style:text-properties officeooo:rsid="009645da" fo:background-color="#66ccff" loext:char-shading-value="0"/>
    </style:style>
    <style:style style:name="T217" style:family="text">
      <style:text-properties officeooo:rsid="0013950f" fo:background-color="#66ccff" loext:char-shading-value="0"/>
    </style:style>
    <style:style style:name="T218" style:family="text">
      <style:text-properties officeooo:rsid="00cf57f6" fo:background-color="#66ccff" loext:char-shading-value="0"/>
    </style:style>
    <style:style style:name="T219" style:family="text">
      <style:text-properties officeooo:rsid="002f2daa" fo:background-color="#66ccff" loext:char-shading-value="0"/>
    </style:style>
    <style:style style:name="T220" style:family="text">
      <style:text-properties officeooo:rsid="0071ceab"/>
    </style:style>
    <style:style style:name="T221" style:family="text">
      <style:text-properties officeooo:rsid="0074e0c9"/>
    </style:style>
    <style:style style:name="T222" style:family="text">
      <style:text-properties officeooo:rsid="0078c18a"/>
    </style:style>
    <style:style style:name="T223" style:family="text">
      <style:text-properties officeooo:rsid="0079d5b6"/>
    </style:style>
    <style:style style:name="T224" style:family="text">
      <style:text-properties officeooo:rsid="007d669b"/>
    </style:style>
    <style:style style:name="T225" style:family="text">
      <style:text-properties fo:background-color="transparent" loext:char-shading-value="0"/>
    </style:style>
    <style:style style:name="T226" style:family="text">
      <style:text-properties fo:background-color="#ff66ff" loext:char-shading-value="0"/>
    </style:style>
    <style:style style:name="T227" style:family="text">
      <style:text-properties fo:background-color="#99ff33" loext:char-shading-value="0"/>
    </style:style>
    <style:style style:name="T228" style:family="text">
      <style:text-properties officeooo:rsid="0009f8ce" fo:background-color="#ff3333" loext:char-shading-value="0"/>
    </style:style>
    <style:style style:name="T229" style:family="text">
      <style:text-properties fo:color="#660033" fo:font-weight="bold" fo:background-color="#ffffff" loext:char-shading-value="0" style:font-weight-asian="bold" style:font-weight-complex="bold"/>
    </style:style>
    <style:style style:name="T230" style:family="text">
      <style:text-properties fo:color="#660033" fo:font-style="normal" fo:font-weight="bold" officeooo:rsid="0009f8ce" style:font-style-asian="normal" style:font-weight-asian="bold" style:font-style-complex="normal" style:font-weight-complex="bold"/>
    </style:style>
    <style:style style:name="T231" style:family="text">
      <style:text-properties fo:color="#660033" fo:font-style="normal" fo:font-weight="bold" officeooo:rsid="00daf7fa" style:font-style-asian="normal" style:font-weight-asian="bold" style:font-style-complex="normal" style:font-weight-complex="bold"/>
    </style:style>
    <style:style style:name="T232" style:family="text">
      <style:text-properties officeooo:rsid="00abce00"/>
    </style:style>
    <style:style style:name="T233" style:family="text">
      <style:text-properties fo:background-color="#cccccc" loext:char-shading-value="0"/>
    </style:style>
    <style:style style:name="T234" style:family="text">
      <style:text-properties officeooo:rsid="00b493ea"/>
    </style:style>
    <style:style style:name="T235" style:family="text">
      <style:text-properties officeooo:rsid="00bbca9d"/>
    </style:style>
    <style:style style:name="T236" style:family="text">
      <style:text-properties officeooo:rsid="00c0a4c9"/>
    </style:style>
    <style:style style:name="T237" style:family="text">
      <style:text-properties officeooo:rsid="00c8bc4a"/>
    </style:style>
    <style:style style:name="T238" style:family="text">
      <style:text-properties officeooo:rsid="00d19534"/>
    </style:style>
    <style:style style:name="T239" style:family="text">
      <style:text-properties officeooo:rsid="00dca312"/>
    </style:style>
    <style:style style:name="T240" style:family="text">
      <style:text-properties officeooo:rsid="00e087dc"/>
    </style:style>
    <style:style style:name="T241" style:family="text">
      <style:text-properties officeooo:rsid="00e23fb2"/>
    </style:style>
    <style:style style:name="T242" style:family="text">
      <style:text-properties officeooo:rsid="00e252ef"/>
    </style:style>
    <style:style style:name="T243" style:family="text">
      <style:text-properties officeooo:rsid="00ec6a1a"/>
    </style:style>
    <style:style style:name="T244" style:family="text">
      <style:text-properties officeooo:rsid="00edc018"/>
    </style:style>
    <style:style style:name="T245" style:family="text">
      <style:text-properties officeooo:rsid="00ef0e43"/>
    </style:style>
    <style:style style:name="T246" style:family="text">
      <style:text-properties officeooo:rsid="00f1f1c9"/>
    </style:style>
    <style:style style:name="T247" style:family="text">
      <style:text-properties officeooo:rsid="00f3c35e"/>
    </style:style>
    <style:style style:name="T248" style:family="text">
      <style:text-properties style:text-line-through-style="solid" style:text-line-through-type="single"/>
    </style:style>
    <style:style style:name="T249" style:family="text">
      <style:text-properties style:text-line-through-style="solid" style:text-line-through-type="single" officeooo:rsid="00f803c2"/>
    </style:style>
    <style:style style:name="T250" style:family="text">
      <style:text-properties officeooo:rsid="00f803c2"/>
    </style:style>
    <style:style style:name="T251" style:family="text">
      <style:text-properties officeooo:rsid="00f9790c"/>
    </style:style>
    <style:style style:name="T252" style:family="text">
      <style:text-properties officeooo:rsid="010d70c6"/>
    </style:style>
    <style:style style:name="T253" style:family="text">
      <style:text-properties officeooo:rsid="010f8df1"/>
    </style:style>
    <style:style style:name="T254" style:family="text">
      <style:text-properties officeooo:rsid="011cc341"/>
    </style:style>
    <style:style style:name="T255" style:family="text">
      <style:text-properties officeooo:rsid="011fbde9"/>
    </style:style>
    <style:style style:name="T256" style:family="text">
      <style:text-properties officeooo:rsid="01219917"/>
    </style:style>
    <style:style style:name="T257" style:family="text">
      <style:text-properties fo:background-color="#ccff66" loext:char-shading-value="0"/>
    </style:style>
    <style:style style:name="T258" style:family="text">
      <style:text-properties officeooo:rsid="012ce349" fo:background-color="#ccff66" loext:char-shading-value="0"/>
    </style:style>
    <style:style style:name="T259" style:family="text">
      <style:text-properties officeooo:rsid="012ee1e3" fo:background-color="#ccff66" loext:char-shading-value="0"/>
    </style:style>
    <style:style style:name="T260" style:family="text">
      <style:text-properties officeooo:rsid="01348b25"/>
    </style:style>
    <style:style style:name="T261" style:family="text">
      <style:text-properties officeooo:rsid="0135ece8"/>
    </style:style>
    <style:style style:name="T262" style:family="text">
      <style:text-properties officeooo:rsid="01361516"/>
    </style:style>
    <style:style style:name="T263" style:family="text">
      <style:text-properties officeooo:rsid="01373c33"/>
    </style:style>
    <style:style style:name="T264" style:family="text">
      <style:text-properties officeooo:rsid="013de6b1"/>
    </style:style>
    <style:style style:name="T265" style:family="text">
      <style:text-properties officeooo:rsid="0140c00c"/>
    </style:style>
    <style:style style:name="T266" style:family="text">
      <style:text-properties officeooo:rsid="014298f1"/>
    </style:style>
    <style:style style:name="T267" style:family="text">
      <style:text-properties fo:color="#dd4814" fo:font-style="normal" officeooo:rsid="01362a44" style:font-style-asian="normal" style:font-weight-asian="normal" style:font-style-complex="normal" style:font-weight-complex="normal"/>
    </style:style>
    <style:style style:name="T268" style:family="text">
      <style:text-properties fo:color="#dd4814" fo:font-style="normal" officeooo:rsid="014298f1" style:font-style-asian="normal" style:font-weight-asian="normal" style:font-style-complex="normal" style:font-weight-complex="normal"/>
    </style:style>
    <style:style style:name="T269" style:family="text">
      <style:text-properties officeooo:rsid="0147cb6d"/>
    </style:style>
    <style:style style:name="T270" style:family="text">
      <style:text-properties officeooo:rsid="0149bfae"/>
    </style:style>
    <style:style style:name="T271" style:family="text">
      <style:text-properties officeooo:rsid="014d11e2"/>
    </style:style>
    <style:style style:name="T272" style:family="text">
      <style:text-properties officeooo:rsid="014ee9c8"/>
    </style:style>
    <style:style style:name="T273" style:family="text">
      <style:text-properties officeooo:rsid="014f5ad4"/>
    </style:style>
    <style:style style:name="T274" style:family="text">
      <style:text-properties officeooo:rsid="0153eb5f"/>
    </style:style>
    <style:style style:name="T275" style:family="text">
      <style:text-properties officeooo:rsid="0159e973"/>
    </style:style>
    <style:style style:name="T276" style:family="text">
      <style:text-properties officeooo:rsid="015e0534"/>
    </style:style>
    <style:style style:name="T277" style:family="text">
      <style:text-properties officeooo:rsid="01622654"/>
    </style:style>
    <style:style style:name="T278" style:family="text">
      <style:text-properties officeooo:rsid="016abb09"/>
    </style:style>
    <style:style style:name="T279" style:family="text">
      <style:text-properties officeooo:rsid="016e9c60"/>
    </style:style>
    <style:style style:name="T280" style:family="text">
      <style:text-properties officeooo:rsid="0170527b"/>
    </style:style>
    <style:style style:name="T281" style:family="text">
      <style:text-properties officeooo:rsid="01776915"/>
    </style:style>
    <style:style style:name="T282" style:family="text">
      <style:text-properties style:use-window-font-color="true" style:font-name="Liberation Serif" fo:font-size="13pt" fo:font-weight="bold" officeooo:rsid="0179c335" style:font-size-asian="13pt" style:font-weight-asian="bold" style:font-size-complex="13pt" style:font-weight-complex="bold"/>
    </style:style>
    <style:style style:name="T283" style:family="text">
      <style:text-properties style:use-window-font-color="true" style:font-name="Liberation Serif" fo:font-size="13pt" fo:font-weight="bold" officeooo:rsid="017a11ac" style:font-size-asian="13pt" style:font-weight-asian="bold" style:font-size-complex="13pt" style:font-weight-complex="bold"/>
    </style:style>
    <style:style style:name="T284" style:family="text">
      <style:text-properties style:use-window-font-color="true" style:font-name="Liberation Serif" fo:font-size="13pt" fo:font-weight="bold" officeooo:rsid="017f3424" style:font-size-asian="13pt" style:font-weight-asian="bold" style:font-size-complex="13pt" style:font-weight-complex="bold"/>
    </style:style>
    <style:style style:name="T285" style:family="text">
      <style:text-properties style:use-window-font-color="true" style:font-name="Liberation Serif" fo:font-size="13pt" fo:font-weight="bold" officeooo:rsid="01867850" style:font-size-asian="13pt" style:font-weight-asian="bold" style:font-size-complex="13pt" style:font-weight-complex="bold"/>
    </style:style>
    <style:style style:name="T286" style:family="text">
      <style:text-properties style:use-window-font-color="true" style:font-name="Liberation Serif" fo:font-size="13pt" fo:font-weight="bold" officeooo:rsid="01880353" style:font-size-asian="13pt" style:font-weight-asian="bold" style:font-size-complex="13pt" style:font-weight-complex="bold"/>
    </style:style>
    <style:style style:name="T287" style:family="text">
      <style:text-properties style:use-window-font-color="true" style:font-name="Liberation Serif" fo:font-size="13pt" fo:font-weight="bold" officeooo:rsid="018974d9" style:font-size-asian="13pt" style:font-weight-asian="bold" style:font-size-complex="13pt" style:font-weight-complex="bold"/>
    </style:style>
    <style:style style:name="T288" style:family="text">
      <style:text-properties officeooo:rsid="017ee38a"/>
    </style:style>
    <style:style style:name="T289" style:family="text">
      <style:text-properties fo:color="#ff0000" officeooo:rsid="017ee38a"/>
    </style:style>
    <style:style style:name="T290" style:family="text">
      <style:text-properties officeooo:rsid="018f1347"/>
    </style:style>
    <style:style style:name="T291" style:family="text">
      <style:text-properties officeooo:rsid="01939bbf"/>
    </style:style>
    <style:style style:name="T292" style:family="text">
      <style:text-properties officeooo:rsid="018e00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6"><text:span text:style-name="T9">Grammar rules: </text:span><text:span text:style-name="T1">NML-GBM generator </text:span><text:span text:style-name="T2">legal sentences instruction </text:span></text:p>
      <text:p text:style-name="P197"/>
      <text:p text:style-name="P197"/>
      <text:p text:style-name="P188"><text:span text:style-name="T10">CAPITAL LETTERS </text:span>stand for <text:span text:style-name="T10">SYMBOLS</text:span>, <text:span text:style-name="T10">either </text:span><text:span text:style-name="T11">biological symbols</text:span><text:span text:style-name="T10"> or </text:span><text:span text:style-name="T11">reserved symbols</text:span><text:span text:style-name="T10">. </text:span><text:s/></text:p>
      <text:p text:style-name="P187">Sentences is written in regular format. </text:p>
      <text:p text:style-name="P7">Notes are written in italic <text:span text:style-name="T261">dark </text:span>green format.</text:p>
      <text:p text:style-name="P7"><text:span text:style-name="T260">Logic rules are also written in italic dark green format. </text:span><text:s/></text:p>
      <text:p text:style-name="P187"><text:span text:style-name="T12">Questions are in italic red format.</text:span> </text:p>
      <text:p text:style-name="P137"><text:span text:style-name="T260">D</text:span>ata type<text:span text:style-name="T262">s are in purple.</text:span></text:p>
      <text:p text:style-name="P139">Comments on current function of codes are also in purple. </text:p>
      <text:p text:style-name="P270"><text:span text:style-name="T88">Mathematical models are in orange. </text:span></text:p>
      <text:p text:style-name="P240"/>
      <text:p text:style-name="P241"><text:span text:style-name="T262">Overview of t</text:span>his draft:</text:p>
      <text:p text:style-name="P242">Does not consider passive voice. </text:p>
      <text:p text:style-name="P244"><text:span text:style-name="T142">Multiple </text:span>logic rule<text:span text:style-name="T141">s</text:span> are adopted, <text:span text:style-name="T123">“</text:span><text:span text:style-name="T86">parentheses &gt; comma = and = &amp;”</text:span><text:span text:style-name="T123"> <text:s/></text:span><text:span text:style-name="T124">and </text:span><text:span text:style-name="T86">“comma = and = &amp; </text:span><text:span text:style-name="T87">&gt;</text:span><text:span text:style-name="T86">or = |” </text:span><text:span text:style-name="T87">the most used.</text:span></text:p>
      <text:p text:style-name="P243">Only one <text:span text:style-name="T143">level</text:span> of parentheses is allowed. </text:p>
      <text:p text:style-name="P186"/>
      <text:p text:style-name="P236">// symbol conversion</text:p>
      <text:p text:style-name="P263">Define prefixes for specie<text:span text:style-name="T207">s</text:span>: TAGgene, TAGmRNA, TAGprotein, TAGmetabolit<text:span text:style-name="T274">e</text:span></text:p>
      <text:p text:style-name="P265">(prefix is for identifying species types)</text:p>
      <text:p text:style-name="P265">(suffix is to <text:span text:style-name="T275">guarantee</text:span> consistence by printing species’ names in user’s customs, tha<text:span text:style-name="T275">t</text:span> requires to be able to find keys by values)</text:p>
      <text:p text:style-name="P266">All in all, find out how to “find key by word” and “find word by key”. <text:s/></text:p>
      <text:p text:style-name="P267">Construct another dictionary by simply exchange the positions of key and value. </text:p>
      <text:p text:style-name="P264">Prefix should be within 10 letters</text:p>
      <text:p text:style-name="P263">Define suffixes for reactions:</text:p>
      <text:p text:style-name="P269">PHOS for phosphorylation;</text:p>
      <text:p text:style-name="P269">UBI for ubiquitination;</text:p>
      <text:p text:style-name="P269">ACE for acetylation ;</text:p>
      <text:p text:style-name="P263">Define suffixes for compartments:</text:p>
      <text:p text:style-name="P269">EXTRA means extracellular species;</text:p>
      <text:p text:style-name="P269">NUC means in nucleus;</text:p>
      <text:p text:style-name="P268">CYT means in cytoplasm; </text:p>
      <text:p text:style-name="P186"><text:span text:style-name="T89">A</text:span> <text:span text:style-name="T89">is/=/</text:span>equals/<text:span text:style-name="T89">equaled to/equaling</text:span> to <text:span text:style-name="T89">B</text:span>;</text:p>
      <text:p text:style-name="P188">(A, B, C) =/equal to/equaling to/are (D, E, F); </text:p>
      <text:p text:style-name="P1">where <text:span text:style-name="T90">1</text:span>) parentheses <text:span text:style-name="T113">are required for</text:span> two or more symbols; <text:span text:style-name="T90">2</text:span>) number of symbols inside two parentheses should agree; <text:span text:style-name="T91">3) </text:span>symbols inside parentheses can be separated by “comma”, “and”, “&amp;”, “or” or “|”, <text:s/>they are of the same meaning.</text:p>
      <text:p text:style-name="P8">Actor: </text:p>
      <text:p text:style-name="P8">Logic: <text:span text:style-name="T106">“comma” = “and” = “&amp;” = “or” = “|”</text:span><text:span text:style-name="T114">. </text:span></text:p>
      <text:p text:style-name="P8">Data: string array.</text:p>
      <text:p text:style-name="P8">Target:</text:p>
      <text:p text:style-name="P8">Logic: <text:span text:style-name="T106">“comma” = “and” = “&amp;” = “or” = “|”</text:span><text:span text:style-name="T114">. </text:span></text:p>
      <text:p text:style-name="P8">Data: string array.</text:p>
      <text:p text:style-name="P112"><text:soft-page-break/>Merge actor and target into Dict<text:span text:style-name="T144">ionary of strings. </text:span></text:p>
      <text:p text:style-name="P121">Can do: </text:p>
      <text:p text:style-name="P121">1) require () for multiple symbols;</text:p>
      <text:p text:style-name="P121">2) output error if empty symbol;</text:p>
      <text:p text:style-name="P121">3) output error if numbers of multiple symbols are not agree;</text:p>
      <text:p text:style-name="P121">4) check for reserved words.</text:p>
      <text:p text:style-name="P173"/>
      <text:p text:style-name="P1"/>
      <text:p text:style-name="P236">//react <text:s/></text:p>
      <text:p text:style-name="P237">&lt;= reversible =&gt;</text:p>
      <text:p text:style-name="P189">A reacts/reacted/reacting <text:span text:style-name="T92">into </text:span>[];</text:p>
      <text:p text:style-name="P189">[] reacts/reacted/reacting <text:span text:style-name="T92">into</text:span> A;</text:p>
      <text:p text:style-name="P189">A, B <text:span text:style-name="T115">and</text:span> C react/reacted/reacting <text:span text:style-name="T92">into</text:span> [];</text:p>
      <text:p text:style-name="P1">which means: A reacts []; B reacts []; C reacts []; </text:p>
      <text:p text:style-name="P190"><text:span text:style-name="T116">(</text:span>A, B<text:span text:style-name="T116">)</text:span> <text:span text:style-name="T115">and</text:span> C react/reacted/reacting <text:span text:style-name="T92">into</text:span> [];</text:p>
      <text:p text:style-name="P4"><text:span text:style-name="T221">/home/zhiping/Desktop/NML-GBMgenerator/src/grammar/react.jl</text:span>which means: <text:span text:style-name="T116">(A+B)</text:span> <text:span text:style-name="T116">but not complex (A+B) </text:span>reacts []; C reacts []; </text:p>
      <text:p text:style-name="P189">[] react/reacted/reacting <text:span text:style-name="T92">into </text:span>A, B, C;</text:p>
      <text:p text:style-name="P1">which means: [] reacts A; [] reacts B; [] reacts C; </text:p>
      <text:p text:style-name="P89">[] react/reacted/reacting into A, <text:span text:style-name="T116">(</text:span>B, C<text:span text:style-name="T116">)</text:span>;</text:p>
      <text:p text:style-name="P1">which means: [] reacts <text:span text:style-name="T115">into </text:span>A; [] reacts <text:span text:style-name="T115">into B+C.</text:span></text:p>
      <text:p text:style-name="P9">Actor: </text:p>
      <text:p text:style-name="P9">Logic: <text:span text:style-name="T107">parentheses</text:span><text:span text:style-name="T116"> &gt; </text:span><text:span text:style-name="T106">“comma” = “and” = “&amp;”</text:span><text:span text:style-name="T114">; “or” is banned. </text:span></text:p>
      <text:p text:style-name="P9">Data: <text:span text:style-name="T116">array of token array. </text:span></text:p>
      <text:p text:style-name="P9">Target:</text:p>
      <text:p text:style-name="P10">Logic: <text:span text:style-name="T107">parentheses</text:span><text:span text:style-name="T116"> &gt; </text:span><text:span text:style-name="T106">“comma” = “and” = “&amp;”</text:span><text:span text:style-name="T114">; “or” is banned. </text:span></text:p>
      <text:p text:style-name="P9">Data: <text:span text:style-name="T116">array of token array. </text:span></text:p>
      <text:p text:style-name="P114"><text:span text:style-name="T146">React type</text:span>: <text:span text:style-name="T208">sentence type::string </text:span></text:p>
      <text:p text:style-name="P114"><text:s text:c="19"/>marker (0 for reactant/<text:span text:style-name="T223">actor</text:span>, 1for product/<text:span text:style-name="T223">target</text:span>) </text:p>
      <text:p text:style-name="P113"><text:s text:c="19"/><text:span text:style-name="T145">array of </text:span><text:span text:style-name="T147">token </text:span><text:span text:style-name="T148">array</text:span>. </text:p>
      <text:p text:style-name="P123">bug: </text:p>
      <text:p text:style-name="P123">1) <text:span text:style-name="T209">repeated error message;</text:span></text:p>
      <text:p text:style-name="P126">model:</text:p>
      <text:p text:style-name="P127"><text:tab/>saturation kinetics</text:p>
      <text:p text:style-name="P127"><text:tab/><text:span text:style-name="T245">Q1. </text:span><text:s/><text:span text:style-name="T245">how do we model “[] → A” &amp; “A → []”?</text:span></text:p>
      <text:p text:style-name="P127"><text:tab/><text:span text:style-name="T245">Q2. Reversible or irreversible?</text:span> </text:p>
      <text:p text:style-name="P166">Mathematical model: </text:p>
      <text:p text:style-name="P174"><text:tab/>signaling</text:p>
      <text:p text:style-name="P174"><text:tab/>reversible </text:p>
      <text:p text:style-name="P111"/>
      <text:p text:style-name="P236">//activate <text:s/><text:span text:style-name="T244">&lt;== <text:s/>TXTL</text:span></text:p>
      <text:p text:style-name="P238">&lt;= transfer function =&gt;</text:p>
      <text:p text:style-name="P191">A <text:span text:style-name="T35">(</text:span><text:span text:style-name="T36">upregulat| promot| activat)(</text:span><text:span text:style-name="T37">e</text:span><text:span text:style-name="T36">s|</text:span><text:span text:style-name="T38">e</text:span><text:span text:style-name="T36">d</text:span><text:span text:style-name="T37">|ing</text:span><text:span text:style-name="T38">) </text:span><text:span text:style-name="T15">B;</text:span></text:p>
      <text:p text:style-name="P195"><text:span text:style-name="T15">A </text:span><text:span text:style-name="T20">or </text:span><text:span text:style-name="T15">B </text:span><text:span text:style-name="T20">or</text:span><text:span text:style-name="T15"> C </text:span><text:span text:style-name="T16">(</text:span><text:span text:style-name="T17">upregulat| promot| activat)(</text:span><text:span text:style-name="T18">e</text:span><text:span text:style-name="T17">|</text:span><text:span text:style-name="T19">e</text:span><text:span text:style-name="T17">d</text:span><text:span text:style-name="T18">|ing</text:span><text:span text:style-name="T19">) </text:span><text:span text:style-name="T15">D </text:span><text:span text:style-name="T30">&amp; </text:span><text:span text:style-name="T15">E;</text:span></text:p>
      <text:p text:style-name="P2"><text:soft-page-break/>means: 3*2 combinations of activation relationship. “A or B or C” and “D <text:span text:style-name="T125">&amp; </text:span>E” stand for no less than two symbols.</text:p>
      <text:p text:style-name="P2"/>
      <text:p text:style-name="P191"><text:span text:style-name="T15">A </text:span><text:span text:style-name="T35">(</text:span><text:span text:style-name="T36">upregulat| promot| activat)(</text:span><text:span text:style-name="T37">e</text:span><text:span text:style-name="T36">s|</text:span><text:span text:style-name="T38">e</text:span><text:span text:style-name="T36">d</text:span><text:span text:style-name="T37">|ing</text:span><text:span text:style-name="T38">) </text:span><text:span text:style-name="T34">the expression/transcription/translation of</text:span><text:span text:style-name="T15"> B;</text:span></text:p>
      <text:p text:style-name="P192"><text:span text:style-name="T21">A </text:span><text:span text:style-name="T20">or</text:span><text:span text:style-name="T21"> B </text:span><text:span text:style-name="T20">or</text:span><text:span text:style-name="T21"> C</text:span><text:span text:style-name="T15"> </text:span><text:span text:style-name="T16">(</text:span><text:span text:style-name="T17">upregulat| promot| activat)(</text:span><text:span text:style-name="T18">e</text:span><text:span text:style-name="T17">|</text:span><text:span text:style-name="T19">e</text:span><text:span text:style-name="T17">d</text:span><text:span text:style-name="T18">|ing</text:span><text:span text:style-name="T19">) </text:span><text:span text:style-name="T15">the expression/transcription/translation of </text:span><text:span text:style-name="T21">D </text:span><text:span text:style-name="T31">&amp;</text:span><text:span text:style-name="T21"> E</text:span><text:span text:style-name="T15">;</text:span></text:p>
      <text:p text:style-name="P3">means: 3*2 combinations of activation relationship. “A or B or C” and “D <text:span text:style-name="T125">&amp; </text:span>E” stand for no less than two symbols.</text:p>
      <text:p text:style-name="P194"><text:span text:style-name="T15">A, B </text:span><text:span text:style-name="T22">or</text:span><text:span text:style-name="T15"> C </text:span><text:span text:style-name="T16">(</text:span><text:span text:style-name="T17">upregulat| promot| activat)(</text:span><text:span text:style-name="T18">e</text:span><text:span text:style-name="T17">|</text:span><text:span text:style-name="T19">e</text:span><text:span text:style-name="T17">d</text:span><text:span text:style-name="T18">|ing</text:span><text:span text:style-name="T19">) </text:span><text:span text:style-name="T23">the expression/transcription/translation of </text:span><text:span text:style-name="T44">D </text:span><text:span text:style-name="T45">&amp;</text:span><text:span text:style-name="T44"> E</text:span><text:span text:style-name="T46">;</text:span></text:p>
      <text:p text:style-name="P3">means: (A+B) together activates the expression/transcription/translation of D; (A+B) together activates the expression/transcription/translation of E; C activates the expression/ transcription/ translation of D; C activates the expression/transcription/translation of E;</text:p>
      <text:p text:style-name="P192"><text:span text:style-name="T21">A </text:span><text:span text:style-name="T24">| </text:span><text:span text:style-name="T21">B </text:span><text:span text:style-name="T24">|</text:span><text:span text:style-name="T21"> C</text:span><text:span text:style-name="T15"> </text:span><text:span text:style-name="T16">(</text:span><text:span text:style-name="T17">upregulat| promot| activat)(</text:span><text:span text:style-name="T18">e</text:span><text:span text:style-name="T17">|</text:span><text:span text:style-name="T19">e</text:span><text:span text:style-name="T17">d</text:span><text:span text:style-name="T18">|ing</text:span><text:span text:style-name="T19">) </text:span><text:span text:style-name="T15">the expression/transcription/translation of </text:span><text:span text:style-name="T45">(</text:span><text:span text:style-name="T44">D &amp; E</text:span><text:span text:style-name="T45">)</text:span><text:span text:style-name="T43">;</text:span></text:p>
      <text:p text:style-name="P51"><text:span text:style-name="T114">means: A activates the expression/transcription/translation of (D+E) together; B activates the expression/transcription/translation of (D+E) together; C activates the expression/transcription/translation of (D+E) together.</text:span></text:p>
      <text:p text:style-name="P3"/>
      <text:p text:style-name="P191"><text:span text:style-name="T15">A </text:span><text:span text:style-name="T35">(</text:span><text:span text:style-name="T36">upregulat| promot| activat)(</text:span><text:span text:style-name="T37">e</text:span><text:span text:style-name="T36">s|</text:span><text:span text:style-name="T38">e</text:span><text:span text:style-name="T36">d</text:span><text:span text:style-name="T37">|ing</text:span><text:span text:style-name="T38">)</text:span><text:span text:style-name="T34"> the transcription/ </text:span><text:span text:style-name="T39">translation/ expression</text:span><text:span text:style-name="T34"> of</text:span><text:span text:style-name="T15"> B</text:span><text:span text:style-name="T34"> into</text:span><text:span text:style-name="T15"> </text:span><text:span text:style-name="T72">0.7*C, <text:s/>0.2*D &amp; 0.1*E</text:span><text:span text:style-name="T73"> </text:span><text:span text:style-name="T48">(just simply like pre_mRNA) a logic problem</text:span><text:span text:style-name="T47">;</text:span></text:p>
      <text:p text:style-name="P191"><text:span text:style-name="T15">A </text:span><text:span text:style-name="T16">(</text:span><text:span text:style-name="T17">upregulat| promot| activat)(</text:span><text:span text:style-name="T18">e</text:span><text:span text:style-name="T17">s|</text:span><text:span text:style-name="T19">e</text:span><text:span text:style-name="T17">d</text:span><text:span text:style-name="T18">|ing</text:span><text:span text:style-name="T19">)</text:span><text:span text:style-name="T15"> the translation</text:span><text:span text:style-name="T33"> </text:span><text:span text:style-name="T15">of B into C, 0.2*D &amp; 0.1*E;</text:span></text:p>
      <text:p text:style-name="P1">where, default coefficients are one for C, the coefficients <text:span text:style-name="T210">are stoichiometry.</text:span></text:p>
      <text:p text:style-name="P191"><text:span text:style-name="T15">A </text:span><text:span text:style-name="T22">or </text:span><text:span text:style-name="T21">E</text:span><text:span text:style-name="T15"> </text:span><text:span text:style-name="T16">(</text:span><text:span text:style-name="T17">upregulat| promot| activat)(</text:span><text:span text:style-name="T18">e</text:span><text:span text:style-name="T17">|</text:span><text:span text:style-name="T19">e</text:span><text:span text:style-name="T17">d</text:span><text:span text:style-name="T18">|ing</text:span><text:span text:style-name="T19">)</text:span><text:span text:style-name="T15"> the transcription of B into 0.7*C, 0.2*D &amp; 0.1*E;</text:span></text:p>
      <text:p text:style-name="P191"><text:span text:style-name="T15">A </text:span><text:span text:style-name="T22">or</text:span><text:span text:style-name="T15"> </text:span><text:span text:style-name="T21">E</text:span><text:span text:style-name="T15"> </text:span><text:span text:style-name="T16">(</text:span><text:span text:style-name="T17">upregulat| promot| activat)(</text:span><text:span text:style-name="T18">e</text:span><text:span text:style-name="T17">|</text:span><text:span text:style-name="T19">e</text:span><text:span text:style-name="T17">d</text:span><text:span text:style-name="T18">|ing</text:span><text:span text:style-name="T19">)</text:span><text:span text:style-name="T15"> the translation of B into 0.7*C, 0.2*D &amp; 0.1*E;</text:span></text:p>
      <text:p text:style-name="P1"><text:span text:style-name="T210">F</text:span>or post-transcriptional and post-translational modification, the target, denoted as B, can only have one symbols. </text:p>
      <text:p text:style-name="P11"/>
      <text:p text:style-name="P11">Actor: </text:p>
      <text:p text:style-name="P11">Logic:<text:span text:style-name="T116"> </text:span><text:span text:style-name="T106">“comma” = “and” = “&amp;”</text:span><text:span text:style-name="T114"> &gt; </text:span><text:span text:style-name="T106">“or” = “|”</text:span></text:p>
      <text:p text:style-name="P11">Data: <text:span text:style-name="T116">array of token array. </text:span></text:p>
      <text:p text:style-name="P21">Mechanism <text:span text:style-name="T126">tag</text:span>: “ “ or “expression” or “transcription” or “translation”</text:p>
      <text:p text:style-name="P25">Target:</text:p>
      <text:p text:style-name="P25">Logic: <text:span text:style-name="T107">parentheses</text:span><text:span text:style-name="T116"> &gt; </text:span><text:span text:style-name="T106">“comma” = “and” = “&amp;”</text:span><text:span text:style-name="T114">; “or” is banned. </text:span></text:p>
      <text:p text:style-name="P37">Data: <text:span text:style-name="T116">array of token array.</text:span></text:p>
      <text:p text:style-name="P11"><text:span text:style-name="T222">product</text:span>: <text:span text:style-name="T122">(post modification)</text:span></text:p>
      <text:p text:style-name="P21">Logic: only one target is allowed. </text:p>
      <text:p text:style-name="P11">Data: <text:span text:style-name="T128">a token+array of tokens with coefficient.</text:span></text:p>
      <text:p text:style-name="P36"/>
      <text:p text:style-name="P44"><text:span text:style-name="T190">non modification</text:span><text:span text:style-name="T150">: <text:s/></text:span></text:p>
      <text:p text:style-name="P50"><text:span text:style-name="T150"><text:tab/></text:span><text:span text:style-name="T195">sentenceType</text:span><text:span text:style-name="T156">: </text:span><text:span text:style-name="T180">“</text:span><text:span text:style-name="T183">activate”</text:span><text:span text:style-name="T156"> </text:span></text:p>
      <text:p text:style-name="P44"><text:span text:style-name="T150"><text:tab/></text:span><text:span text:style-name="T196">post</text:span><text:span text:style-name="T197"> marker</text:span><text:span text:style-name="T151">: </text:span><text:span text:style-name="T159">0 </text:span><text:span text:style-name="T151">for type <text:s/></text:span><text:span text:style-name="T156">(</text:span><text:span text:style-name="T157">non-</text:span><text:span text:style-name="T156">modification)</text:span></text:p>
      <text:p text:style-name="P44"><text:span text:style-name="T149"><text:tab/></text:span><text:span text:style-name="T157">array of tokens array for actors;</text:span></text:p>
      <text:p text:style-name="P44"><text:span text:style-name="T156"><text:s text:c="11"/></text:span><text:span text:style-name="T195">mechanism </text:span><text:span text:style-name="T198">marker</text:span><text:span text:style-name="T157">: 0 for </text:span><text:span text:style-name="T156">unknown, </text:span><text:span text:style-name="T157">1 for transcription, 2 for translation, </text:span><text:span text:style-name="T156">3 for</text:span><text:span text:style-name="T157"> expression;</text:span></text:p>
      <text:p text:style-name="P124"><text:soft-page-break/><text:tab/>array of tokens array for targets;</text:p>
      <text:p text:style-name="P43"><text:span text:style-name="T190">post modification</text:span><text:span text:style-name="T150">: </text:span><text:span text:style-name="T195">sentenceType</text:span><text:span text:style-name="T180">: “</text:span><text:span text:style-name="T183">activate”</text:span><text:span text:style-name="T156"> </text:span></text:p>
      <text:p text:style-name="P42"><text:span text:style-name="T150"><text:tab/><text:tab/> <text:s text:c="3"/></text:span><text:span text:style-name="T196">post</text:span><text:span text:style-name="T197"> marker</text:span><text:span text:style-name="T151">: </text:span><text:span text:style-name="T159">1</text:span><text:span text:style-name="T151"> for type </text:span><text:span text:style-name="T156">(post modification)</text:span></text:p>
      <text:p text:style-name="P41"><text:span text:style-name="T150"><text:tab/><text:tab/> <text:s text:c="3"/></text:span><text:span text:style-name="T149">array of token array </text:span></text:p>
      <text:p text:style-name="P117"><text:s text:c="26"/><text:span text:style-name="T215">mechanism </text:span><text:span text:style-name="T214">marker</text:span>: 0 for <text:span text:style-name="T220">unknown, </text:span>1 for transcription, 2 for translation, <text:span text:style-name="T220">3 for</text:span> expression;</text:p>
      <text:p text:style-name="P116"><text:tab/><text:tab/> <text:s text:c="3"/>token: target;</text:p>
      <text:p text:style-name="P116"><text:tab/><text:tab/> <text:s text:c="3"/>array of tokens with coefficient: products.</text:p>
      <text:p text:style-name="P52"><text:span text:style-name="T157">B</text:span><text:span text:style-name="T149">ug:</text:span></text:p>
      <text:p text:style-name="P128">1) matching of mechanism → constraint on length of user defined prefixes;</text:p>
      <text:p text:style-name="P150">model:</text:p>
      <text:p text:style-name="P150">1) <text:span text:style-name="T250">Transcription</text:span>: <text:span text:style-name="T247">how do we model this? Gene transcripts into mRNA + splicing reaction?(need an intermediate.) Or </text:span><text:span text:style-name="T3">gene transcripts into different mRNA but shares the same kinetic &amp; control terms</text:span><text:span text:style-name="T247">. </text:span></text:p>
      <text:p text:style-name="P150">2) <text:span text:style-name="T249">translation</text:span>: <text:span text:style-name="T247">seems unrealistic</text:span></text:p>
      <text:p text:style-name="P152">3) expression: if no translation, expression = transcription, <text:span text:style-name="T251">more simplified!</text:span></text:p>
      <text:p text:style-name="P166">Mathematical model: </text:p>
      <text:p text:style-name="P180"><text:tab/>TXTL</text:p>
      <text:p text:style-name="P180"><text:tab/>ODE for transcription</text:p>
      <text:p text:style-name="P180"><text:tab/>transfer function for activation: <text:span text:style-name="T263">each gene has positive &amp; negative regulation factors. </text:span></text:p>
      <text:p text:style-name="P115"><text:tab/></text:p>
      <text:p text:style-name="P188"/>
      <text:p text:style-name="P236">// inhibit <text:s/><text:span text:style-name="T244">&lt;== <text:s/>TXTL </text:span></text:p>
      <text:p text:style-name="P239">&lt;= transfer function =&gt;</text:p>
      <text:p text:style-name="P191">A <text:span text:style-name="T35">(</text:span><text:span text:style-name="T36">downregulat(</text:span><text:span text:style-name="T37">e</text:span><text:span text:style-name="T36">s|</text:span><text:span text:style-name="T38">e</text:span><text:span text:style-name="T36">d</text:span><text:span text:style-name="T37">|ing</text:span><text:span text:style-name="T38">)</text:span><text:span text:style-name="T35">)|(</text:span><text:span text:style-name="T38">repress</text:span><text:span text:style-name="T40">(es|ed</text:span><text:span text:style-name="T41">|ing</text:span><text:span text:style-name="T40">)</text:span><text:span text:style-name="T35">)|(</text:span><text:span text:style-name="T38">inhibit(s|ed</text:span><text:span text:style-name="T41">|ing</text:span><text:span text:style-name="T38">)</text:span><text:span text:style-name="T42">)</text:span><text:span text:style-name="T19"> </text:span><text:span text:style-name="T15">B;</text:span></text:p>
      <text:p text:style-name="P196"><text:span text:style-name="T15">A </text:span><text:span text:style-name="T28">or</text:span><text:span text:style-name="T15"> B </text:span><text:span text:style-name="T28">or</text:span><text:span text:style-name="T15"> C </text:span><text:span text:style-name="T16">(</text:span><text:span text:style-name="T17">downregulat(</text:span><text:span text:style-name="T29">e</text:span><text:span text:style-name="T17">|</text:span><text:span text:style-name="T19">e</text:span><text:span text:style-name="T17">d</text:span><text:span text:style-name="T18">|ing</text:span><text:span text:style-name="T19">)</text:span><text:span text:style-name="T16">)|(</text:span><text:span text:style-name="T19">repress</text:span><text:span text:style-name="T25">(ed</text:span><text:span text:style-name="T26">|ing</text:span><text:span text:style-name="T25">)?</text:span><text:span text:style-name="T16">)|(</text:span><text:span text:style-name="T19">inhibit(ed</text:span><text:span text:style-name="T26">|ing</text:span><text:span text:style-name="T19">)?</text:span><text:span text:style-name="T27">)</text:span><text:span text:style-name="T19"> </text:span><text:span text:style-name="T15">D </text:span><text:span text:style-name="T30">&amp;</text:span><text:span text:style-name="T15"> E;</text:span></text:p>
      <text:p text:style-name="P102"/>
      <text:p text:style-name="P262"><text:span text:style-name="T27">A </text:span><text:span text:style-name="T16">(</text:span><text:span text:style-name="T17">downregulat(</text:span><text:span text:style-name="T18">e</text:span><text:span text:style-name="T17">s|</text:span><text:span text:style-name="T19">e</text:span><text:span text:style-name="T17">d</text:span><text:span text:style-name="T18">|ing</text:span><text:span text:style-name="T19">)</text:span><text:span text:style-name="T16">)|(</text:span><text:span text:style-name="T19">repress</text:span><text:span text:style-name="T25">(es|ed</text:span><text:span text:style-name="T26">|ing</text:span><text:span text:style-name="T25">)</text:span><text:span text:style-name="T16">)|(</text:span><text:span text:style-name="T19">inhibit(s|ed</text:span><text:span text:style-name="T26">|ing</text:span><text:span text:style-name="T19">)</text:span><text:span text:style-name="T27">)</text:span><text:span text:style-name="T19"> </text:span><text:span text:style-name="T42">the expression/ transcription/ translation of</text:span><text:span text:style-name="T27"> B;</text:span></text:p>
      <text:p text:style-name="P191"><text:span text:style-name="T21">A </text:span><text:span text:style-name="T28">or</text:span><text:span text:style-name="T21"> B </text:span><text:span text:style-name="T28">or</text:span><text:span text:style-name="T21"> C</text:span><text:span text:style-name="T15"> </text:span><text:span text:style-name="T16">(</text:span><text:span text:style-name="T17">downregulat(</text:span><text:span text:style-name="T29">e</text:span><text:span text:style-name="T17">|</text:span><text:span text:style-name="T19">e</text:span><text:span text:style-name="T17">d</text:span><text:span text:style-name="T18">|ing</text:span><text:span text:style-name="T19">)</text:span><text:span text:style-name="T16">)|(</text:span><text:span text:style-name="T19">repress</text:span><text:span text:style-name="T25">(ed</text:span><text:span text:style-name="T26">|ing</text:span><text:span text:style-name="T25">)?</text:span><text:span text:style-name="T16">)|(</text:span><text:span text:style-name="T19">inhibit(ed</text:span><text:span text:style-name="T26">|ing</text:span><text:span text:style-name="T19">)?</text:span><text:span text:style-name="T27">)</text:span><text:span text:style-name="T19"> </text:span><text:span text:style-name="T15">the expression/transcription/translation of </text:span><text:span text:style-name="T21">D </text:span><text:span text:style-name="T31">&amp; </text:span><text:span text:style-name="T21">E</text:span><text:span text:style-name="T15">;</text:span></text:p>
      <text:p text:style-name="P1">in the above sentences, “A <text:span text:style-name="T95">or </text:span>B <text:span text:style-name="T95">or </text:span>C” and “D <text:span text:style-name="T126">&amp;</text:span>E” stand for no less than two symbols.</text:p>
      <text:p text:style-name="P193"><text:span text:style-name="T15">A, B </text:span><text:span text:style-name="T28">or</text:span><text:span text:style-name="T15"> C </text:span><text:span text:style-name="T16">(</text:span><text:span text:style-name="T17">downregulat(</text:span><text:span text:style-name="T29">e</text:span><text:span text:style-name="T17">|</text:span><text:span text:style-name="T19">e</text:span><text:span text:style-name="T17">d</text:span><text:span text:style-name="T18">|ing</text:span><text:span text:style-name="T19">)</text:span><text:span text:style-name="T16">)|(</text:span><text:span text:style-name="T19">repress</text:span><text:span text:style-name="T25">(ed</text:span><text:span text:style-name="T26">|ing</text:span><text:span text:style-name="T25">)?</text:span><text:span text:style-name="T16">)|(</text:span><text:span text:style-name="T19">inhibit(ed</text:span><text:span text:style-name="T26">|ing</text:span><text:span text:style-name="T19">)?</text:span><text:span text:style-name="T27">)</text:span><text:span text:style-name="T19"> </text:span><text:span text:style-name="T23">the expression/transcription/translation of </text:span><text:span text:style-name="T21">D </text:span><text:span text:style-name="T32">&amp;</text:span><text:span text:style-name="T21"> E</text:span><text:span text:style-name="T23">;</text:span></text:p>
      <text:p text:style-name="P1">means: (A+B) together inhibits the expression/transcription/translation of D; (A+B) together inhibits the expression/transcription/translation of E; C inhibits the expression/transcription/translation of D; C inhibits the expression/transcription/translation of E;</text:p>
      <text:p text:style-name="P191"><text:span text:style-name="T21">A </text:span><text:span text:style-name="T28">or</text:span><text:span text:style-name="T21"> B </text:span><text:span text:style-name="T28">or</text:span><text:span text:style-name="T21"> C</text:span><text:span text:style-name="T15"> </text:span><text:span text:style-name="T16">(</text:span><text:span text:style-name="T17">downregulat(</text:span><text:span text:style-name="T29">e</text:span><text:span text:style-name="T17">|</text:span><text:span text:style-name="T19">e</text:span><text:span text:style-name="T17">d</text:span><text:span text:style-name="T18">|ing</text:span><text:span text:style-name="T19">)</text:span><text:span text:style-name="T16">)|(</text:span><text:span text:style-name="T19">repress</text:span><text:span text:style-name="T25">(ed</text:span><text:span text:style-name="T26">|ing</text:span><text:span text:style-name="T25">)?</text:span><text:span text:style-name="T16">)|(</text:span><text:span text:style-name="T19">inhibit(ed</text:span><text:span text:style-name="T26">|ing</text:span><text:span text:style-name="T19">)?</text:span><text:span text:style-name="T27">)</text:span><text:span text:style-name="T19"> </text:span><text:span text:style-name="T15">the expression/ transcription/ translation of </text:span><text:span text:style-name="T32">(</text:span><text:span text:style-name="T21">D &amp; E</text:span><text:span text:style-name="T32">)</text:span><text:span text:style-name="T15">;</text:span></text:p>
      <text:p text:style-name="P213"><text:span text:style-name="T75">means: A inhibits the expression/transcription/translation of (D+E) together; B inhibits the expression/transcription/translation of (D+E) together; C inhibits the expression/transcription/translation of (D+E) together; </text:span><text:span text:style-name="T13">although </text:span><text:span text:style-name="T14">I don’t understand how “(D+E) together” is different from “D &amp; E”. </text:span></text:p>
      <text:p text:style-name="P110"><text:soft-page-break/>Certainly, there is no inhibition on post-transcriptional and post-translational modification. </text:p>
      <text:p text:style-name="P12"/>
      <text:p text:style-name="P12">Actor: </text:p>
      <text:p text:style-name="P12">Logic:<text:span text:style-name="T116"> </text:span><text:span text:style-name="T106">“comma” = “and” = “&amp;”</text:span><text:span text:style-name="T114"> &gt; </text:span><text:span text:style-name="T106">“or” = “|”</text:span></text:p>
      <text:p text:style-name="P12">Data: <text:span text:style-name="T116">array of token array. </text:span></text:p>
      <text:p text:style-name="P22">Mechanism: “ “ or “<text:span text:style-name="T126">expression” or </text:span>“transcription” or “translation”;</text:p>
      <text:p text:style-name="P22">Target:</text:p>
      <text:p text:style-name="P22">Logic: <text:span text:style-name="T107">parentheses</text:span><text:span text:style-name="T116"> &gt; </text:span><text:span text:style-name="T106">“comma” = “and” = “&amp;”</text:span><text:span text:style-name="T114">; “or” is banned. </text:span></text:p>
      <text:p text:style-name="P32">Data: <text:span text:style-name="T116">array of tokens if not parentheses are detected; otherwise, array of token arrays.</text:span></text:p>
      <text:p text:style-name="P45"><text:span text:style-name="T192">Inhibit type = </text:span><text:span text:style-name="T193">activate type (</text:span><text:span text:style-name="T190">non modification</text:span><text:span text:style-name="T193">)</text:span><text:span text:style-name="T150">: <text:s/></text:span></text:p>
      <text:p text:style-name="P45"><text:span text:style-name="T150"><text:tab/></text:span><text:span text:style-name="T156">sentenceType: “</text:span><text:span text:style-name="T161">inhibit”</text:span><text:span text:style-name="T156"> </text:span></text:p>
      <text:p text:style-name="P45"><text:span text:style-name="T150"><text:tab/></text:span><text:span text:style-name="T158">post</text:span><text:span text:style-name="T151"> marker: </text:span><text:span text:style-name="T159">0 </text:span><text:span text:style-name="T151">for </text:span><text:span text:style-name="T156">(</text:span><text:span text:style-name="T157">non-</text:span><text:span text:style-name="T156">modification)</text:span></text:p>
      <text:p text:style-name="P45"><text:span text:style-name="T149"><text:tab/></text:span><text:span text:style-name="T157">array of tokens array</text:span><text:span text:style-name="T160">s</text:span><text:span text:style-name="T157"> for actors;</text:span></text:p>
      <text:p text:style-name="P45"><text:span text:style-name="T156"><text:s text:c="11"/>mechanism </text:span><text:span text:style-name="T157">marker: 0 for </text:span><text:span text:style-name="T156">unknown, </text:span><text:span text:style-name="T157">1 for transcription, 2 for translation, </text:span><text:span text:style-name="T156">3 for</text:span><text:span text:style-name="T157"> expression;</text:span></text:p>
      <text:p text:style-name="P45"><text:span text:style-name="T181"><text:tab/>array of tokens array</text:span><text:span text:style-name="T182">s</text:span><text:span text:style-name="T181"> for targets;</text:span></text:p>
      <text:p text:style-name="P151">model:</text:p>
      <text:p text:style-name="P151">1) <text:span text:style-name="T250">Transcription</text:span>: <text:span text:style-name="T247">how do we model this? Gene transcripts into mRNA + splicing reaction?(need an intermediate.) Or </text:span><text:span text:style-name="T3">gene transcripts into different mRNA but shares the same kinetic &amp; control terms</text:span><text:span text:style-name="T247">. </text:span></text:p>
      <text:p text:style-name="P151">2) <text:span text:style-name="T249">translation</text:span>: <text:span text:style-name="T247">seems unrealistic</text:span></text:p>
      <text:p text:style-name="P153">3) expression: if no translation, expression = transcription, <text:span text:style-name="T251">more simplified!</text:span></text:p>
      <text:p text:style-name="P167">Mathematical model: </text:p>
      <text:p text:style-name="P181"><text:tab/>TXTL</text:p>
      <text:p text:style-name="P181"><text:tab/>ODE for transcription</text:p>
      <text:p text:style-name="P181"><text:tab/>transfer function for <text:span text:style-name="T265">inhibition</text:span>: <text:span text:style-name="T263">each gene has positive &amp; negative regulation factors. </text:span></text:p>
      <text:p text:style-name="P181"/>
      <text:p text:style-name="P116"/>
      <text:p text:style-name="P218">// uptake </text:p>
      <text:p text:style-name="P219">&lt;= irreversible =&gt;</text:p>
      <text:p text:style-name="P223"><text:span text:style-name="T214">the cell (uptak(e|es|ing)|uptook) </text:span>m_A;</text:p>
      <text:p text:style-name="P225">the cell (uptak(e|es|ing)|uptook) <text:span text:style-name="T224">(</text:span>m_A <text:span text:style-name="T127">&amp; </text:span>m_B<text:span text:style-name="T224">)</text:span> <text:span text:style-name="T127">&amp;</text:span> m_C;</text:p>
      <text:p text:style-name="P5">means: the cell uptakes <text:s/>m_A, m_B and m_C separately through unknown mechanisms.</text:p>
      <text:p text:style-name="P5"/>
      <text:p text:style-name="P223">the cell (uptak(e|es|ing)|uptook) p_D<text:span text:style-name="T214"> through </text:span>p_E;</text:p>
      <text:p text:style-name="P223">the cell (uptak(e|es|ing)|uptook) p_D through E <text:span text:style-name="T96">or</text:span> <text:span text:style-name="T96">F &amp; G</text:span>;</text:p>
      <text:p text:style-name="P214"><text:span text:style-name="T74">means: the cell uptakes </text:span><text:span text:style-name="T76">p_D through E; the cell uptakes p_D <text:s/>through F and then G (chain reaction). </text:span></text:p>
      <text:p text:style-name="P223">the cell (uptak(e|es|ing)|uptook) m_A <text:span text:style-name="T127">&amp; </text:span>m_B <text:span text:style-name="T127">&amp;</text:span> m_C through p_E;</text:p>
      <text:p text:style-name="P1">means: the cell uptakes <text:s/>m_A, m_B and m_C separately but all through p_E.</text:p>
      <text:p text:style-name="P223">the cell (uptak(e|es|ing)|uptook) <text:span text:style-name="T128">(</text:span>m_A <text:span text:style-name="T127">&amp; </text:span>m_B<text:span text:style-name="T128">)</text:span> <text:span text:style-name="T127">&amp;</text:span> m_C through p_E and p_D <text:span text:style-name="T97">or p_F</text:span>;</text:p>
      <text:p text:style-name="P1">means: the cell uptakes <text:s/>m_A, m_B and m_C separately but uses the same mechanism which <text:span text:style-name="T97">either </text:span>involves p_E and p_D <text:span text:style-name="T97">or only p_F</text:span>.</text:p>
      <text:p text:style-name="P1"/>
      <text:p text:style-name="P23">Target:</text:p>
      <text:p text:style-name="P26"><text:soft-page-break/>Logic: <text:span text:style-name="T107">parentheses</text:span><text:span text:style-name="T116"> &gt; </text:span><text:span text:style-name="T106">“and” = “&amp;” </text:span><text:span text:style-name="T108">= </text:span><text:span text:style-name="T106">“comma”</text:span><text:span text:style-name="T114">; “or” is banned. </text:span></text:p>
      <text:p text:style-name="P33">Data: <text:span text:style-name="T116">array of tokens arrays.</text:span></text:p>
      <text:p text:style-name="P33"/>
      <text:p text:style-name="P13">Actor: <text:span text:style-name="T199">(transport protein)</text:span></text:p>
      <text:p text:style-name="P18">Logic:<text:span text:style-name="T116"> </text:span><text:span text:style-name="T106">“comma” = “&amp;” = “and”</text:span><text:span text:style-name="T114"> &gt; </text:span><text:span text:style-name="T106">“or” = “|”</text:span></text:p>
      <text:p text:style-name="P13">Data: <text:span text:style-name="T116">array of tokens arrays. </text:span></text:p>
      <text:p text:style-name="P55"><text:span text:style-name="T191">U</text:span><text:span text:style-name="T189">ptake</text:span><text:span text:style-name="T194">Secrete</text:span><text:span text:style-name="T189"> type</text:span><text:span text:style-name="T149">: </text:span></text:p>
      <text:p text:style-name="P55"><text:span text:style-name="T180"><text:tab/>sentenceType: “</text:span><text:span text:style-name="T184">uptake</text:span><text:span text:style-name="T183">”</text:span><text:span text:style-name="T180"> </text:span></text:p>
      <text:p text:style-name="P55"><text:span text:style-name="T180"><text:tab/></text:span><text:span text:style-name="T185">mechanism marker: 0 for unknown mechanism, 1 for known mechanism. <text:s/></text:span></text:p>
      <text:p text:style-name="P55"><text:span text:style-name="T180"><text:tab/></text:span><text:span text:style-name="T149">array of token array: </text:span><text:span text:style-name="T165">target</text:span></text:p>
      <text:p text:style-name="P119"><text:s text:c="11"/>array of token array: <text:span text:style-name="T232">transport protein (empty if does not have)</text:span></text:p>
      <text:p text:style-name="P129">Model: </text:p>
      <text:p text:style-name="P133">1) action kinetics?</text:p>
      <text:p text:style-name="P133">2) irreversible or reversible? </text:p>
      <text:p text:style-name="P138">3) through membrane proteins: proteins are enzyme with constant or variable concentration? May be more reasonable to regard membrane proteins as substrates in “action kinetics”.</text:p>
      <text:p text:style-name="P168">Mathematical model: </text:p>
      <text:p text:style-name="P175"><text:tab/>signaling</text:p>
      <text:p text:style-name="P175"><text:tab/><text:span text:style-name="T266">ir</text:span>reversible </text:p>
      <text:p text:style-name="P87"/>
      <text:p text:style-name="P87"/>
      <text:p text:style-name="P218">//secrete</text:p>
      <text:p text:style-name="P220">&lt;= irreversible =&gt;</text:p>
      <text:p text:style-name="P223"><text:span text:style-name="T214">the cell </text:span><text:span text:style-name="T217">secret(e|es|ed|ing)</text:span><text:span text:style-name="T214"> </text:span>m_A;</text:p>
      <text:p text:style-name="P226"><text:span text:style-name="T257">the cell</text:span> <text:span text:style-name="T98">secret(e|es|ed|ing)</text:span> m_A <text:span text:style-name="T128">&amp; </text:span>m_B <text:span text:style-name="T128">&amp;</text:span> m_C; <text:span text:style-name="T259">(skip some words, like “the cell”, that make sense in english but not for computer) </text:span></text:p>
      <text:p text:style-name="P6">means: the cell secretes m_A, m_B and m_C separately through unknown mechanisms. <text:s/></text:p>
      <text:p text:style-name="P6"/>
      <text:p text:style-name="P226"><text:span text:style-name="T214">the cell </text:span><text:span text:style-name="T217">secret(e|es|ed|ing)</text:span><text:span text:style-name="T214"> </text:span><text:span text:style-name="T128">(</text:span>m_A <text:span text:style-name="T127">&amp; </text:span>m_B<text:span text:style-name="T128">)</text:span> <text:span text:style-name="T127">&amp;</text:span> m_C<text:span text:style-name="T214"> through </text:span>p_E <text:span text:style-name="T99">or</text:span> p_D <text:span text:style-name="T99">&amp; p_F</text:span>;</text:p>
      <text:p text:style-name="P226"><text:span text:style-name="T84">means: the cell secretes m_A, m_B and m_C separately but using the same mechanism which involves </text:span><text:span text:style-name="T85">either only </text:span><text:span text:style-name="T84">p_E </text:span><text:span text:style-name="T85">or</text:span><text:span text:style-name="T84"> p_D </text:span><text:span text:style-name="T85">and p_F</text:span><text:span text:style-name="T84">.</text:span></text:p>
      <text:p text:style-name="P226">the cell <text:span text:style-name="T98">secret(e|es|ed|ing)</text:span> p_D through p_E;</text:p>
      <text:p text:style-name="P224">the cell <text:span text:style-name="T98">secret(e|es|ed|ing)</text:span> m_A <text:span text:style-name="T128">&amp; </text:span>m_B <text:span text:style-name="T128">&amp;</text:span> m_C through p_E;</text:p>
      <text:p text:style-name="P1">means: the cell secretes m_A, m_B and m_C separately but all through p_E.</text:p>
      <text:p text:style-name="P223">the cell <text:span text:style-name="T98">secret(e|es|ed|ing)</text:span> m_A through p_E <text:span text:style-name="T99">or</text:span> p_D;</text:p>
      <text:p text:style-name="P1">means: the cell secretes <text:s/>m_A <text:span text:style-name="T99">through p_E or p_D;</text:span></text:p>
      <text:p text:style-name="P1"/>
      <text:p text:style-name="P24">Target: </text:p>
      <text:p text:style-name="P24">Logic: <text:span text:style-name="T107">parentheses</text:span><text:span text:style-name="T116"> &gt; </text:span><text:span text:style-name="T106">“comma” = “and” = “&amp;”</text:span><text:span text:style-name="T114">; “or” is banned. </text:span></text:p>
      <text:p text:style-name="P34">Data: <text:span text:style-name="T116">array of tokens arrays.</text:span></text:p>
      <text:p text:style-name="P14">Actor: <text:span text:style-name="T199">(transport protein)</text:span></text:p>
      <text:p text:style-name="P14">Logic:<text:span text:style-name="T116"> </text:span><text:span text:style-name="T106">“comma” = “and” = “&amp;”</text:span><text:span text:style-name="T114"> &gt; </text:span><text:span text:style-name="T106">“or” = “|”</text:span></text:p>
      <text:p text:style-name="P14">Data: <text:span text:style-name="T116">array of tokens arrays. </text:span></text:p>
      <text:p text:style-name="P56"><text:span text:style-name="T194">Secrete</text:span><text:span text:style-name="T191">U</text:span><text:span text:style-name="T189">ptake type</text:span><text:span text:style-name="T149">: </text:span></text:p>
      <text:p text:style-name="P57"><text:span text:style-name="T180"><text:tab/>sentenceType: “</text:span><text:span text:style-name="T186">secrete</text:span><text:span text:style-name="T183">”</text:span><text:span text:style-name="T180"> </text:span></text:p>
      <text:p text:style-name="P57"><text:soft-page-break/><text:span text:style-name="T180"><text:tab/></text:span><text:span text:style-name="T185">mechanism marker: 0 for unknown mechanism, 1 for known mechanism. <text:s/></text:span></text:p>
      <text:p text:style-name="P58"><text:span text:style-name="T180"><text:tab/></text:span><text:span text:style-name="T149">array of token array: </text:span><text:span text:style-name="T165">target</text:span></text:p>
      <text:p text:style-name="P120"><text:span text:style-name="T119"><text:s text:c="11"/>array of token array: </text:span><text:span text:style-name="T121">transport protein (empty if does not have)</text:span></text:p>
      <text:p text:style-name="P129">Model: </text:p>
      <text:p text:style-name="P133">1) action kinetics?</text:p>
      <text:p text:style-name="P133">2) irreversible or reversible? </text:p>
      <text:p text:style-name="P157">3) through membrane proteins: proteins are enzyme with constant or variable concentration? May be more reasonable to regard membrane proteins as substrates in “action kinetics”.</text:p>
      <text:p text:style-name="P168">Mathematical model: </text:p>
      <text:p text:style-name="P175"><text:tab/>signaling</text:p>
      <text:p text:style-name="P175"><text:tab/><text:span text:style-name="T266">ir</text:span>reversible </text:p>
      <text:p text:style-name="P175"/>
      <text:p text:style-name="P118"/>
      <text:p text:style-name="P218">// Translocate into/out of </text:p>
      <text:p text:style-name="P220">&lt;= irreversible =&gt;</text:p>
      <text:p text:style-name="P233">A <text:span text:style-name="T258">is</text:span> <text:span text:style-name="T63">translocat</text:span><text:span text:style-name="T64">(es|e</text:span><text:span text:style-name="T65">d</text:span><text:span text:style-name="T66">|ing</text:span><text:span text:style-name="T64">) </text:span><text:span text:style-name="T65">into/</text:span><text:span text:style-name="T70">from</text:span><text:span text:style-name="T69"> the</text:span><text:span text:style-name="T65"> nucleus</text:span><text:span text:style-name="T52">;</text:span><text:span text:style-name="T70">(skip “is” and “the” and “a/an”, </text:span><text:span text:style-name="T71">do not need to pass them</text:span><text:span text:style-name="T70">)</text:span></text:p>
      <text:p text:style-name="P234"><text:span text:style-name="T52">A, </text:span><text:span text:style-name="T61">B, C</text:span><text:span text:style-name="T52"> </text:span><text:span text:style-name="T50">translocat</text:span><text:span text:style-name="T51">(es|e</text:span><text:span text:style-name="T52">d</text:span><text:span text:style-name="T53">|ing</text:span><text:span text:style-name="T51">) </text:span><text:span text:style-name="T52">into/out of nucleus;</text:span></text:p>
      <text:p text:style-name="P66">means: <text:span text:style-name="T200">A, B </text:span>and C are translocated into/out of nucleus separately. </text:p>
      <text:p text:style-name="P229"><text:span text:style-name="T59">(</text:span><text:span text:style-name="T49">A </text:span><text:span text:style-name="T59">&amp;</text:span><text:span text:style-name="T54"> </text:span><text:span text:style-name="T49">B</text:span><text:span text:style-name="T59">)</text:span><text:span text:style-name="T49"> </text:span><text:span text:style-name="T59">and</text:span><text:span text:style-name="T54"> </text:span><text:span text:style-name="T49">C </text:span><text:span text:style-name="T50">translocat</text:span><text:span text:style-name="T51">(e|e</text:span><text:span text:style-name="T49">d</text:span><text:span text:style-name="T53">|ing</text:span><text:span text:style-name="T51">) </text:span><text:span text:style-name="T49">into/out of nucleus;</text:span></text:p>
      <text:p text:style-name="P65">means: <text:span text:style-name="T128">(</text:span>A<text:span text:style-name="T128">+</text:span>B<text:span text:style-name="T128">) but not complex A+B</text:span> and C are translocated into/out of nucleus separately. </text:p>
      <text:p text:style-name="P40">Actor:</text:p>
      <text:p text:style-name="P24">Logic: <text:span text:style-name="T107">parentheses</text:span><text:span text:style-name="T116"> &gt; </text:span><text:span text:style-name="T106">“comma” = “and” = “&amp;”</text:span><text:span text:style-name="T114">; “or” is banned. </text:span></text:p>
      <text:p text:style-name="P71">Data: <text:span text:style-name="T116">array of tokens if not parentheses are detected; otherwise, array of token arrays.</text:span></text:p>
      <text:p text:style-name="P53"><text:span text:style-name="T152">translocate</text:span><text:span text:style-name="T149"> type: </text:span></text:p>
      <text:p text:style-name="P46"><text:span text:style-name="T156"><text:tab/>sentenceType: “</text:span><text:span text:style-name="T161">translocate”</text:span><text:span text:style-name="T156"> </text:span></text:p>
      <text:p text:style-name="P53"><text:span text:style-name="T171"><text:tab/>mechanism </text:span><text:span text:style-name="T172">marker: </text:span><text:span text:style-name="T173">1 for “into”, 2 for “out of” </text:span></text:p>
      <text:p text:style-name="P46"><text:span text:style-name="T149"><text:tab/></text:span><text:span text:style-name="T157">array of tokens array</text:span><text:span text:style-name="T160">s</text:span><text:span text:style-name="T157"> for </text:span><text:span text:style-name="T162">target</text:span><text:span text:style-name="T157">s;</text:span></text:p>
      <text:p text:style-name="P130">Model: </text:p>
      <text:p text:style-name="P134">1) saturation kinetics? </text:p>
      <text:p text:style-name="P134">2) irreversible or reversible? </text:p>
      <text:p text:style-name="P125">3) through membrane proteins: proteins are enzyme with constant or variable concentration? </text:p>
      <text:p text:style-name="P168">Mathematical model: </text:p>
      <text:p text:style-name="P175"><text:tab/>signaling</text:p>
      <text:p text:style-name="P59"><text:span text:style-name="T267"><text:tab/></text:span><text:span text:style-name="T268">ir</text:span><text:span text:style-name="T267">reversible </text:span><text:span text:style-name="T171"><text:s text:c="11"/></text:span><text:span text:style-name="T170"><text:s text:c="5"/></text:span></text:p>
      <text:p text:style-name="P142"/>
      <text:p text:style-name="P92"/>
      <text:p text:style-name="P103"><text:span text:style-name="T233">// bind </text:span><text:span text:style-name="T100">(this can be replaced by “catalyze” if we expand the function of “catalyze”)</text:span></text:p>
      <text:p text:style-name="P104">&lt;= reversible =&gt;</text:p>
      <text:p text:style-name="P92">A and B <text:span text:style-name="T214">(bind(ing)?|bound|associat(e|ed|ing)|complex(ed|ing)?)</text:span><text:span text:style-name="T117">;</text:span></text:p>
      <text:p text:style-name="P65">means: A &amp; B binded to form a complex that doesn’t have a designated name.</text:p>
      <text:p text:style-name="P230"><text:span text:style-name="T49">A, B &amp; C </text:span><text:span text:style-name="T67">(bind(ing)?|bound|associat(e|ed|ing)|complex(ed|ing)?) </text:span><text:span text:style-name="T62">to form</text:span><text:span text:style-name="T49"> D;</text:span></text:p>
      <text:p text:style-name="P65">means: A &amp; B &amp; C (or more symbols) complexed into D <text:span text:style-name="T234">which has an independent name rather than a name from linking components together with colon</text:span>. <text:span text:style-name="T101">this can be replaced by “catalyze”.</text:span><text:span text:style-name="T102">(not a chemical reaction)</text:span></text:p>
      <text:p text:style-name="P40"><text:soft-page-break/>Actor:</text:p>
      <text:p text:style-name="P86">Logic:<text:span text:style-name="T116"> </text:span><text:span text:style-name="T106">“comma” = “and” = “&amp;”</text:span><text:span text:style-name="T114">; “or” &amp; () is banned.</text:span></text:p>
      <text:p text:style-name="P72">Data: <text:span text:style-name="T116">array of tokens.</text:span></text:p>
      <text:p text:style-name="P73">Product: token. </text:p>
      <text:p text:style-name="P54"><text:span text:style-name="T153">Bind</text:span><text:span text:style-name="T165">Unbind</text:span><text:span text:style-name="T149"> type: </text:span></text:p>
      <text:p text:style-name="P47"><text:span text:style-name="T156"><text:tab/>sentenceType: “</text:span><text:span text:style-name="T163">bind</text:span><text:span text:style-name="T161">”</text:span><text:span text:style-name="T156"> </text:span></text:p>
      <text:p text:style-name="P48"><text:span text:style-name="T156"><text:tab/></text:span><text:span text:style-name="T157">array of tokens: </text:span><text:span text:style-name="T164">target </text:span></text:p>
      <text:p text:style-name="P54"><text:span text:style-name="T174"><text:tab/></text:span><text:span text:style-name="T175">Token: product (empty if w/o product</text:span><text:span text:style-name="T176">)</text:span></text:p>
      <text:p text:style-name="P62"><text:span text:style-name="T176">m</text:span><text:span text:style-name="T170">odel:</text:span></text:p>
      <text:p text:style-name="P154">1) action kinetics?</text:p>
      <text:p text:style-name="P154">2) irreversible or reversible?</text:p>
      <text:p text:style-name="P168">Mathematical model: </text:p>
      <text:p text:style-name="P175"><text:tab/>signaling</text:p>
      <text:p text:style-name="P182"><text:tab/>reversible </text:p>
      <text:p text:style-name="P182"/>
      <text:p text:style-name="P144"/>
      <text:p text:style-name="P103"><text:span text:style-name="T233">//unbind</text:span> <text:span text:style-name="T100">(this can be replaced by “catalyze” if we expand the function of “catalyze”)</text:span></text:p>
      <text:p text:style-name="P105">&lt;= reversible =&gt;</text:p>
      <text:p text:style-name="P93"><text:span text:style-name="T214">A:B</text:span> <text:span text:style-name="T214">(unbind(s|ing)|unbound|disassociat(es|ed|ing))</text:span>;</text:p>
      <text:p text:style-name="P65">means: complex A_B unbinded into products that are <text:span text:style-name="T229">separated by “:”</text:span>, here are A and B.</text:p>
      <text:p text:style-name="P93">A, B &amp; C (unbind(ing)?|unbound|disassociat(e|ed|ing));</text:p>
      <text:p text:style-name="P65">means: complex A, complex B and complex C unbind separately, the products are implied by the name of the complex. The name of complex is the combination of product names by “_”. </text:p>
      <text:p text:style-name="P40">Actor:</text:p>
      <text:p text:style-name="P27">Logic:<text:span text:style-name="T116"> </text:span><text:span text:style-name="T106">“comma” = “and” = “&amp;”</text:span><text:span text:style-name="T114">; “or” is banned. </text:span><text:span text:style-name="T228">← complex</text:span></text:p>
      <text:p text:style-name="P72">Data: <text:span text:style-name="T116">array of tokens.</text:span></text:p>
      <text:p text:style-name="P76"><text:span text:style-name="T154">Unb</text:span><text:span text:style-name="T153">ind</text:span><text:span text:style-name="T165">bind</text:span><text:span text:style-name="T149"> type: </text:span></text:p>
      <text:p text:style-name="P48"><text:span text:style-name="T156"><text:tab/>sentenceType: “</text:span><text:span text:style-name="T164">un</text:span><text:span text:style-name="T163">bind</text:span><text:span text:style-name="T161">”</text:span><text:span text:style-name="T156"> </text:span></text:p>
      <text:p text:style-name="P80"><text:span text:style-name="T156"><text:tab/></text:span><text:span text:style-name="T157">array of tokens: </text:span><text:span text:style-name="T164">target </text:span></text:p>
      <text:p text:style-name="P81"><text:span text:style-name="T164"><text:tab/>Token: </text:span><text:span text:style-name="T165">(always empty for unbind type)</text:span></text:p>
      <text:p text:style-name="P83"><text:span text:style-name="T165">b</text:span><text:span text:style-name="T149">ug: </text:span></text:p>
      <text:p text:style-name="P64"><text:span text:style-name="T170">1) what is the species type for complex? Has “:” → type is “complex”, </text:span><text:span text:style-name="T177">Not important here.</text:span></text:p>
      <text:p text:style-name="P63"><text:span text:style-name="T176">m</text:span><text:span text:style-name="T170">odel:</text:span></text:p>
      <text:p text:style-name="P155">1) action kinetics?</text:p>
      <text:p text:style-name="P156">2) irreversible or reversible?</text:p>
      <text:p text:style-name="P169">Mathematical model: </text:p>
      <text:p text:style-name="P176"><text:tab/>signaling</text:p>
      <text:p text:style-name="P183"><text:tab/>reversible </text:p>
      <text:p text:style-name="P183"/>
      <text:p text:style-name="P143"/>
      <text:p text:style-name="P107">//splice <text:s/><text:span text:style-name="T243">&lt;== <text:s/>TXTL </text:span></text:p>
      <text:p text:style-name="P105">&lt;= irreversible =&gt;</text:p>
      <text:p text:style-name="P108">but how fast is splicing comparing to translation </text:p>
      <text:p text:style-name="P65">This “splice” is used to mean splice all protein or mRNA no matter where they come from, while splicing on specific source of mRNA or protein should use “activate”. </text:p>
      <text:p text:style-name="P94"><text:soft-page-break/>p_A <text:span text:style-name="T214"><text:s/>(splic(es|ed|ing) into) </text:span>p_B &amp; p_C;</text:p>
      <text:p text:style-name="P65">means: p_A is spliced into p_B &amp; p_C;</text:p>
      <text:p text:style-name="P94">p_A (splic(es|ed|ing) into) 0.1*B, 0.8*C and D;</text:p>
      <text:p text:style-name="P15">Actor: </text:p>
      <text:p text:style-name="P40"><text:tab/>a token.</text:p>
      <text:p text:style-name="P15">Target:</text:p>
      <text:p text:style-name="P61"><text:tab/>array of tokens with coefficient.</text:p>
      <text:p text:style-name="P74">Logic: <text:span text:style-name="T106">“comma” = “and” = “&amp;”</text:span><text:span text:style-name="T114">; “or” is banned.</text:span></text:p>
      <text:p text:style-name="P77"><text:span text:style-name="T166">splice</text:span><text:span text:style-name="T149"> type </text:span><text:span text:style-name="T166">(bindUbindType)</text:span><text:span text:style-name="T149">: </text:span></text:p>
      <text:p text:style-name="P49"><text:span text:style-name="T156"><text:tab/>sentenceType: “</text:span><text:span text:style-name="T166">splice</text:span><text:span text:style-name="T161">”</text:span><text:span text:style-name="T156"> </text:span></text:p>
      <text:p text:style-name="P82"><text:span text:style-name="T180"><text:tab/></text:span><text:span text:style-name="T181">token: </text:span><text:span text:style-name="T187">target </text:span></text:p>
      <text:p text:style-name="P148"><text:s text:c="11"/>array of tokens w/ coefficients: <text:span text:style-name="T235">product </text:span></text:p>
      <text:p text:style-name="P149">model:</text:p>
      <text:p text:style-name="P149">1) mRNA splicing: <text:span text:style-name="T247">how do we model this? Gene transcripts into mRNA + splicing reaction? Or gene transcripts into different mRNA but shares the same kinetic &amp; control terms. </text:span></text:p>
      <text:p text:style-name="P149">2) <text:span text:style-name="T248">protein splicing</text:span>: <text:span text:style-name="T247">seems unrealistic </text:span></text:p>
      <text:p text:style-name="P170">Mathematical model: </text:p>
      <text:p text:style-name="P177"><text:tab/>signaling</text:p>
      <text:p text:style-name="P184"><text:tab/><text:span text:style-name="T266">ir</text:span>reversible </text:p>
      <text:p text:style-name="P184"/>
      <text:p text:style-name="P94"/>
      <text:p text:style-name="P107">// phosphorylate </text:p>
      <text:p text:style-name="P106">&lt;= irreversible =&gt;</text:p>
      <text:p text:style-name="P95">P<text:span text:style-name="T214"> phosphorylat(es|ed|ing) </text:span>A;</text:p>
      <text:p text:style-name="P65">P can be <text:span text:style-name="T226">[]</text:span> to mean A is phosphorylated by unknown mechanism. </text:p>
      <text:p text:style-name="P97">P phosphorylat(es|ed|ing) <text:span text:style-name="T130">(</text:span>A<text:span text:style-name="T130">&amp;B)</text:span>;</text:p>
      <text:p text:style-name="P67">means: <text:span text:style-name="T130">(</text:span>A <text:span text:style-name="T130">&amp;B) </text:span>is phosphorylated by P <text:span text:style-name="T130">together</text:span>, P can be [].</text:p>
      <text:p text:style-name="P97">P phosphorylat(es|ed|ing) A <text:span text:style-name="T129">&amp; </text:span>B <text:span text:style-name="T129">&amp;</text:span> C;</text:p>
      <text:p text:style-name="P67">means: A, B &amp; C are phosphorylated separately by P, P can be [].</text:p>
      <text:p text:style-name="P97">X <text:span text:style-name="T103">or </text:span>Y <text:span text:style-name="T103">or</text:span> Z phosphorylat(e|ed|ing) A;</text:p>
      <text:p text:style-name="P67">means: X phosphorylated A; Y phosphorylated A; Z phosphorylated A; here, “X <text:span text:style-name="T103">or </text:span>Y <text:span text:style-name="T103">or</text:span> Z” means multiple symbols, one of them can be []. </text:p>
      <text:p text:style-name="P88"><text:span text:style-name="T201">X </text:span><text:span text:style-name="T205">and </text:span><text:span text:style-name="T201">Y</text:span><text:span text:style-name="T206"> </text:span><text:span text:style-name="T205">or</text:span><text:span text:style-name="T201"> Z phosphorylat(e|ed|ing) </text:span><text:span text:style-name="T206">A</text:span><text:span text:style-name="T201">;</text:span></text:p>
      <text:p text:style-name="P67">means: (X,Y) together phosphorylate A; Z phosphorylates A.</text:p>
      <text:p text:style-name="P67"/>
      <text:p text:style-name="P95">P phosphorylat(es|ed|ing) A<text:span text:style-name="T214"> at site </text:span>S;</text:p>
      <text:p text:style-name="P65">means: A is phosphorylated by P at specific site S, P can be [].</text:p>
      <text:p text:style-name="P99">X <text:span text:style-name="T103">or </text:span>Y <text:span text:style-name="T103">or</text:span> Z phosphorylat(e|ed|ing) A at site S666;</text:p>
      <text:p text:style-name="P69">means: (X,Y) together phosphorylate A; Z phosphorylates A. </text:p>
      <text:p text:style-name="P101">P <text:span text:style-name="T238">or [] or </text:span>P <text:span text:style-name="T236">&amp; S</text:span> phosphorylat(es|ed|ing) A<text:span text:style-name="T130">&amp;B</text:span> at site S<text:span text:style-name="T130">1 &amp; S2</text:span>;</text:p>
      <text:p text:style-name="P215"><text:span text:style-name="T77">means: </text:span><text:span text:style-name="T78">S1 of </text:span><text:span text:style-name="T77">A is phosphorylated by P; </text:span><text:span text:style-name="T78">S2 of B </text:span><text:span text:style-name="T77">is phosphorylated by P; P can be [], </text:span><text:span text:style-name="T80">site can be []. </text:span></text:p>
      <text:p text:style-name="P100">P <text:span text:style-name="T236">&amp; S </text:span>phosphorylat(es|ed|ing) <text:span text:style-name="T236">(</text:span>A<text:span text:style-name="T130">&amp;B) and C</text:span> <text:span text:style-name="T214">at site</text:span><text:span text:style-name="T218">s</text:span><text:span text:style-name="T214"> </text:span><text:span text:style-name="T236">(</text:span>S<text:span text:style-name="T130">1 &amp; S2) &amp; S3</text:span>;</text:p>
      <text:p text:style-name="P216"><text:soft-page-break/><text:span text:style-name="T77">means: </text:span><text:span text:style-name="T79">P&amp;S together phosphorylates (S1 of A &amp; S2 of B) together; P&amp;S together phsophorylates S3 of C.</text:span><text:span text:style-name="T77"> P can be [], </text:span><text:span text:style-name="T80">site can be []. </text:span><text:span text:style-name="T81">(A&amp;B) and C corresponds to (S1 &amp; S2) &amp; S3 one-by-one. </text:span><text:span text:style-name="T82">O</text:span><text:span text:style-name="T83">ne site type is [], one-by-one affine between targets and sites.</text:span></text:p>
      <text:p text:style-name="P20"/>
      <text:p text:style-name="P17">Actor: <text:span text:style-name="T106">“comma” = “and” = “&amp;”</text:span><text:span text:style-name="T114"> &gt; </text:span><text:span text:style-name="T106">“or” = “|”</text:span><text:span text:style-name="T114"> <text:s/></text:span><text:span text:style-name="T230">w/ []</text:span></text:p>
      <text:p text:style-name="P17">Data: <text:span text:style-name="T116">array of tokens arrays. </text:span></text:p>
      <text:p text:style-name="P28">Target: <text:span text:style-name="T107">parentheses </text:span><text:span text:style-name="T109">( )</text:span><text:span text:style-name="T116"> &gt; </text:span><text:span text:style-name="T106">“comma” = “and” = “&amp;”</text:span><text:span text:style-name="T114">; “or” is banned. </text:span></text:p>
      <text:p text:style-name="P29"><text:s text:c="3"/><text:span text:style-name="T237">Sites: </text:span><text:span text:style-name="T107">parentheses </text:span><text:span text:style-name="T109">( )</text:span><text:span text:style-name="T116"> &gt; </text:span><text:span text:style-name="T106">“comma” = “and” = “&amp;”</text:span><text:span text:style-name="T114">; “or” is banned, site can be []. </text:span></text:p>
      <text:p text:style-name="P38"><text:span text:style-name="T131">Data: </text:span><text:span text:style-name="T132">Array of tokens </text:span><text:span text:style-name="T134">arrays </text:span><text:span text:style-name="T132">with sites, </text:span><text:span text:style-name="T134">sites can be empty.</text:span></text:p>
      <text:p text:style-name="P158"><text:span text:style-name="T94">s</text:span><text:span text:style-name="T93">pecial token: token name = [], type = EMPTY </text:span></text:p>
      <text:p text:style-name="P145"/>
      <text:p text:style-name="P78"><text:span text:style-name="T179">Phosphorylate </text:span><text:span text:style-name="T178">t</text:span><text:span text:style-name="T179">ype:</text:span><text:span text:style-name="T155"> </text:span></text:p>
      <text:p text:style-name="P78"><text:span text:style-name="T155"><text:tab/></text:span><text:span text:style-name="T167">sentenceType: phosphorylate </text:span></text:p>
      <text:p text:style-name="P78"><text:span text:style-name="T155"><text:tab/></text:span><text:span text:style-name="T167">array of tokens arrays: actor </text:span></text:p>
      <text:p text:style-name="P78"><text:span text:style-name="T167"><text:tab/>array of pTokens arrays: target <text:s/></text:span><text:span text:style-name="T168">(sites are empty for no site condition)</text:span><text:span text:style-name="T167"> </text:span></text:p>
      <text:p text:style-name="P131">Model: </text:p>
      <text:p text:style-name="P135">1) saturation kinetics? </text:p>
      <text:p text:style-name="P135">2) irreversible or reversible?</text:p>
      <text:p text:style-name="P170">Mathematical model: </text:p>
      <text:p text:style-name="P177"><text:tab/>signaling</text:p>
      <text:p text:style-name="P177"><text:tab/><text:span text:style-name="T266">ir</text:span>reversible </text:p>
      <text:p text:style-name="P75"/>
      <text:p text:style-name="P70"/>
      <text:p text:style-name="P218">// dephosphorylate</text:p>
      <text:p text:style-name="P221">&lt;= irreversible =&gt;</text:p>
      <text:p text:style-name="P231"><text:span text:style-name="T49">P</text:span><text:span text:style-name="T62"> </text:span><text:span text:style-name="T68">de</text:span><text:span text:style-name="T62">phosphorylat(es|ed|ing) </text:span><text:span text:style-name="T49">A;</text:span></text:p>
      <text:p text:style-name="P65">here, P can be [] to mean A is dephosphorylated by unknown mechanism. </text:p>
      <text:p text:style-name="P98">P <text:span text:style-name="T138">de</text:span>phosphorylat(es|ed|ing|ion) <text:span text:style-name="T130">(</text:span>A<text:span text:style-name="T130">&amp;B)</text:span>;</text:p>
      <text:p text:style-name="P68">means: <text:span text:style-name="T130">(</text:span>A <text:span text:style-name="T130">&amp;B) </text:span>is <text:span text:style-name="T138">de</text:span>phosphorylated by P <text:span text:style-name="T130">together</text:span>, P can be [].</text:p>
      <text:p text:style-name="P232"><text:span text:style-name="T49">P </text:span><text:span text:style-name="T56">de</text:span><text:span text:style-name="T49">phosphorylat(es|ed|ing|ion) A </text:span><text:span text:style-name="T60">&amp; </text:span><text:span text:style-name="T49">B </text:span><text:span text:style-name="T60">&amp;</text:span><text:span text:style-name="T49"> C;</text:span></text:p>
      <text:p text:style-name="P68">means: A, B &amp; C are dephosphorylated separately by P, P can be [].</text:p>
      <text:p text:style-name="P232"><text:span text:style-name="T49">X </text:span><text:span text:style-name="T57">or </text:span><text:span text:style-name="T49">Y </text:span><text:span text:style-name="T57">or</text:span><text:span text:style-name="T49"> Z </text:span><text:span text:style-name="T56">de</text:span><text:span text:style-name="T49">phosphorylat(e|ed|ing) A;</text:span></text:p>
      <text:p text:style-name="P68">means: X dephosphorylated A; Y dephosphorylated A; Z dephosphorylated A; here, “X <text:span text:style-name="T104">or</text:span> Y <text:span text:style-name="T104">or</text:span> Z” means multiple symbols, one of them can be []. </text:p>
      <text:p text:style-name="P232"><text:span text:style-name="T49">X, Y</text:span><text:span text:style-name="T55"> </text:span><text:span text:style-name="T58">or</text:span><text:span text:style-name="T49"> Z </text:span><text:span text:style-name="T56">de</text:span><text:span text:style-name="T49">phosphorylat(e|ed|ing) </text:span><text:span text:style-name="T55">A</text:span><text:span text:style-name="T49">;</text:span></text:p>
      <text:p text:style-name="P68">means: (X,Y) together dephosphorylate A; Z dephosphorylates A. </text:p>
      <text:p text:style-name="P65"/>
      <text:p text:style-name="P231"><text:span text:style-name="T49">P </text:span><text:span text:style-name="T56">de</text:span><text:span text:style-name="T49">phosphorylat(es|ed|ing|ion) A</text:span><text:span text:style-name="T62"> at site </text:span><text:span text:style-name="T49">S;</text:span></text:p>
      <text:p text:style-name="P65">means: A is dephosphorylated by P at specific site S, P can be [].</text:p>
      <text:p text:style-name="P231"><text:span text:style-name="T49">X </text:span><text:span text:style-name="T58">| </text:span><text:span text:style-name="T49">Y </text:span><text:span text:style-name="T58">|</text:span><text:span text:style-name="T49"> Z </text:span><text:span text:style-name="T56">de</text:span><text:span text:style-name="T49">phosphorylat(e|ed|ing) A at site S666;</text:span></text:p>
      <text:p text:style-name="P96">P <text:span text:style-name="T139">de</text:span>phosphorylat(es|ed|ing|ion) <text:span text:style-name="T130">(</text:span>A<text:span text:style-name="T130">&amp;B)</text:span> at site <text:span text:style-name="T130">(</text:span>S<text:span text:style-name="T130">1 &amp; S2)</text:span>;</text:p>
      <text:p text:style-name="P85">means: <text:s/>(S1 of A &amp; S2 of B) is <text:span text:style-name="T139">de</text:span>phosphorylated by P together, <text:s/>P can be []. <text:span text:style-name="T239">O</text:span><text:span text:style-name="T118">ne site type is [], one-by-one affine between targets and sites.</text:span></text:p>
      <text:p text:style-name="P109"/>
      <text:p text:style-name="P19">Actor: <text:span text:style-name="T106">“comma” = “and” = “&amp;”</text:span><text:span text:style-name="T114"> &gt; </text:span><text:span text:style-name="T106">“or” = “|”</text:span><text:span text:style-name="T114"> <text:s/></text:span><text:span text:style-name="T230">w</text:span><text:span text:style-name="T231">ith</text:span><text:span text:style-name="T230"> []</text:span></text:p>
      <text:p text:style-name="P19"><text:soft-page-break/>Data: <text:span text:style-name="T116">array of tokens arrays. </text:span></text:p>
      <text:p text:style-name="P30">Target: <text:span text:style-name="T107">parentheses </text:span><text:span text:style-name="T109">( )</text:span><text:span text:style-name="T116"> &gt; </text:span><text:span text:style-name="T106">“comma” = “and” = “&amp;”</text:span><text:span text:style-name="T114">; “or” is banned. </text:span></text:p>
      <text:p text:style-name="P30"><text:s text:c="3"/><text:span text:style-name="T237">Sites: </text:span><text:span text:style-name="T107">parentheses </text:span><text:span text:style-name="T109">( )</text:span><text:span text:style-name="T116"> &gt; </text:span><text:span text:style-name="T106">“comma” = “and” = “&amp;”</text:span><text:span text:style-name="T114">; “or” is banned, site can be []. </text:span></text:p>
      <text:p text:style-name="P39"><text:span text:style-name="T131">Data: </text:span><text:span text:style-name="T132">Array of tokens </text:span><text:span text:style-name="T134">arrays </text:span><text:span text:style-name="T132">with sites, </text:span><text:span text:style-name="T134">sites can be empty.</text:span></text:p>
      <text:p text:style-name="P159"><text:span text:style-name="T94">s</text:span><text:span text:style-name="T93">pecial token: token name = [], type = EMPTY </text:span></text:p>
      <text:p text:style-name="P84"/>
      <text:p text:style-name="P79"><text:span text:style-name="T188">dep</text:span><text:span text:style-name="T179">hosphorylate </text:span><text:span text:style-name="T178">t</text:span><text:span text:style-name="T179">ype:</text:span><text:span text:style-name="T155"> </text:span><text:span text:style-name="T169">(same as phosphorylate)</text:span></text:p>
      <text:p text:style-name="P79"><text:span text:style-name="T155"><text:tab/></text:span><text:span text:style-name="T167">sentenceType: </text:span><text:span text:style-name="T169">de</text:span><text:span text:style-name="T167">phosphorylate </text:span></text:p>
      <text:p text:style-name="P79"><text:span text:style-name="T155"><text:tab/></text:span><text:span text:style-name="T167">array of tokens arrays: actor </text:span></text:p>
      <text:p text:style-name="P79"><text:span text:style-name="T167"><text:tab/>array of pTokens arrays: target <text:s/></text:span><text:span text:style-name="T168">(sites are empty for no site condition)</text:span><text:span text:style-name="T167"> </text:span></text:p>
      <text:p text:style-name="P132">Model: </text:p>
      <text:p text:style-name="P136">1) saturation kinetics? </text:p>
      <text:p text:style-name="P147">2) irreversible or reversible?</text:p>
      <text:p text:style-name="P171">Mathematical model: </text:p>
      <text:p text:style-name="P178"><text:tab/>signaling</text:p>
      <text:p text:style-name="P185"><text:tab/><text:span text:style-name="T266">ir</text:span>reversible </text:p>
      <text:p text:style-name="P185"/>
      <text:p text:style-name="P261"/>
      <text:p text:style-name="P217">// ubiquitinate </text:p>
      <text:p text:style-name="P227">test the flexibility of modifying code. </text:p>
      <text:p text:style-name="P217">//acetylate</text:p>
      <text:p text:style-name="P227">test the flexibility of modifying code. </text:p>
      <text:p text:style-name="P227"/>
      <text:p text:style-name="P235"><text:span text:style-name="T105">// catalyze</text:span><text:span text:style-name="T111"> </text:span></text:p>
      <text:p text:style-name="P222">&lt;= i<text:span text:style-name="T254">t depends</text:span> =&gt;</text:p>
      <text:p text:style-name="P228"><text:span text:style-name="T225">A cataly(z|s)(es|ed|ing) </text:span>the reversible conversion of D, E and F into 2*G, H, 1.5*I;</text:p>
      <text:p text:style-name="P1">means: reaction (D+E+F) &lt;==&gt; (2*G+H+1.5*I) is catalyzed by A, here, <text:span text:style-name="T214">A can be []</text:span>, default stoichiometry is 1, stoichiometry and symbol are separated by “*”.</text:p>
      <text:p text:style-name="P228">A<text:span text:style-name="T226"> cataly(z|s)(es|ed|ing) </text:span><text:span text:style-name="T214">the </text:span><text:span text:style-name="T216">(reversible)? </text:span><text:span text:style-name="T214">conversion of </text:span><text:span text:style-name="T227">D, E and F</text:span><text:span text:style-name="T214"> into </text:span><text:span text:style-name="T227">2*G, H, 1.5*I</text:span>;</text:p>
      <text:p text:style-name="P1">reactions can be reversible or irreversible. </text:p>
      <text:p text:style-name="P228">A <text:span text:style-name="T112">or </text:span>B <text:span text:style-name="T112">or</text:span> C catalyze <text:span text:style-name="T225">the reversible conversion of</text:span> 2*D, E and 2.5*F into 2*G, H, 1.5*I;</text:p>
      <text:p text:style-name="P1">means: A, B &amp; C are isoenzymes and each of them can catalyze this reaction, <text:span text:style-name="T120">one of them can be [].</text:span></text:p>
      <text:p text:style-name="P228"><text:span text:style-name="T214">A, B &amp; C </text:span><text:span text:style-name="T219">or</text:span><text:span text:style-name="T214"> E</text:span> catalyse the conversion of D, E and F into 2*G, H, 1.5*I;</text:p>
      <text:p text:style-name="P1">means: <text:s/>(A, B &amp; C) <text:s/>or E can catalyze this reaction. </text:p>
      <text:p text:style-name="P1"/>
      <text:p text:style-name="P16">Actor: <text:span text:style-name="T140">(catalysis): </text:span><text:span text:style-name="T106">“comma” = “and” = “&amp;”</text:span><text:span text:style-name="T114"> &gt; </text:span><text:span text:style-name="T106">“or” = “|” </text:span><text:span text:style-name="T110">with []</text:span><text:span text:style-name="T203"> (same as Phosphorylate)</text:span></text:p>
      <text:p text:style-name="P16">Data: <text:span text:style-name="T116">array of tokens arrays. </text:span></text:p>
      <text:p text:style-name="P31"><text:span text:style-name="T240">Reactants</text:span>: <text:span text:style-name="T106">“comma” = “and” = “&amp;”</text:span><text:span text:style-name="T114">; only one reaction is allowed. </text:span><text:span text:style-name="T203">(same as </text:span><text:span text:style-name="T204">Activate</text:span><text:span text:style-name="T203">)</text:span></text:p>
      <text:p text:style-name="P60">Products: <text:span text:style-name="T122"><text:s/></text:span><text:span text:style-name="T106">“comma” = “and” = “&amp;”</text:span><text:span text:style-name="T114">; only one reaction is allowed. </text:span><text:span text:style-name="T203">(same as </text:span><text:span text:style-name="T202">Activate</text:span><text:span text:style-name="T203">)</text:span></text:p>
      <text:p text:style-name="P35"><text:span text:style-name="T131">Data: </text:span><text:span text:style-name="T133">two arrays of tokens with coefficient. </text:span></text:p>
      <text:p text:style-name="P141"><text:span text:style-name="T145">Catalyze type</text:span>: <text:s text:c="2"/></text:p>
      <text:p text:style-name="P146"><text:tab/>sentenceType: catalyze </text:p>
      <text:p text:style-name="P141"><text:tab/><text:span text:style-name="T242">mechanism_marker: 0 for irreversible, 1 for reversible. </text:span></text:p>
      <text:p text:style-name="P140"><text:tab/>array of tokens array: <text:span text:style-name="T241">catalyst</text:span></text:p>
      <text:p text:style-name="P140"><text:soft-page-break/><text:tab/>array of tokens with coefficients: <text:span text:style-name="T241">reactants</text:span></text:p>
      <text:p text:style-name="P140"><text:tab/>array of tokens with coefficients: <text:span text:style-name="T241">products </text:span></text:p>
      <text:p text:style-name="P132">Model: </text:p>
      <text:p text:style-name="P136">1) saturation kinetics?</text:p>
      <text:p text:style-name="P172">Mathematical model: </text:p>
      <text:p text:style-name="P179"><text:tab/>signaling</text:p>
      <text:p text:style-name="P179"><text:span text:style-name="T135"><text:tab/></text:span><text:span text:style-name="T137">reversible/ </text:span><text:span text:style-name="T136">ir</text:span><text:span text:style-name="T135">reversi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7:40:48.235732272</meta:creation-date>
    <dc:date>2017-05-22T10:36:06.660073955</dc:date>
    <meta:editing-duration>P9DT5H7M44S</meta:editing-duration>
    <meta:editing-cycles>262</meta:editing-cycles>
    <meta:generator>LibreOffice/5.1.6.2$Linux_X86_64 LibreOffice_project/10m0$Build-2</meta:generator>
    <meta:document-statistic meta:table-count="0" meta:image-count="0" meta:object-count="0" meta:page-count="12" meta:paragraph-count="400" meta:word-count="3095" meta:character-count="20007" meta:non-whitespace-character-count="16878"/>
  </office:meta>
</office:document-meta>
</file>